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9862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7362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1945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1.3193in"/>
    </style:style>
    <style:style style:name="co12" style:family="table-column">
      <style:table-column-properties fo:break-before="auto" style:column-width="1.1528in"/>
    </style:style>
    <style:style style:name="co13" style:family="table-column">
      <style:table-column-properties fo:break-before="auto" style:column-width="1.139in"/>
    </style:style>
    <style:style style:name="co14" style:family="table-column">
      <style:table-column-properties fo:break-before="auto" style:column-width="1.1807in"/>
    </style:style>
    <style:style style:name="co15" style:family="table-column">
      <style:table-column-properties fo:break-before="auto" style:column-width="1.1665in"/>
    </style:style>
    <style:style style:name="co16" style:family="table-column">
      <style:table-column-properties fo:break-before="auto" style:column-width="0.9583in"/>
    </style:style>
    <style:style style:name="co17" style:family="table-column">
      <style:table-column-properties fo:break-before="auto" style:column-width="1.416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0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ta1" style:family="table" style:master-page-name="PageStyle_5f_Лист2">
      <style:table-properties table:display="true" style:writing-mode="lr-tb"/>
    </style:style>
    <style:style style:name="ta2" style:family="table" style:master-page-name="PageStyle_5f_Лист3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8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1.76pt solid #000000" fo:background-color="#c5e0b4" style:diagonal-bl-tr="none" style:diagonal-tl-br="none" fo:border-left="1.76pt solid #000000" fo:border-right="none" style:rotation-align="none" fo:border-top="1.76pt solid #000000"/>
    </style:style>
    <style:style style:name="ce6" style:family="table-cell" style:parent-style-name="Default">
      <style:table-cell-properties fo:border-bottom="0.74pt solid #000000" fo:background-color="#b4c7e7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b4c7e7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fo:border="1.76pt solid #000000" style:rotation-align="none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16" style:family="table-cell" style:parent-style-name="Default">
      <style:table-cell-properties fo:border-bottom="1.76pt solid #000000" fo:background-color="#c5e0b4" style:diagonal-bl-tr="none" style:diagonal-tl-br="none" fo:border-left="1.76pt solid #000000" fo:border-right="0.74pt solid #000000" style:rotation-align="none" fo:border-top="1.76pt solid #000000"/>
    </style:style>
    <style:style style:name="ce17" style:family="table-cell" style:parent-style-name="Default">
      <style:table-cell-properties fo:border-bottom="0.74pt solid #000000" fo:background-color="#b4c7e7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b4c7e7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</style:style>
    <style:style style:name="ce31" style:family="table-cell" style:parent-style-name="Default">
      <style:table-cell-properties fo:border-bottom="1.76pt solid #000000" fo:background-color="#c5e0b4" style:diagonal-bl-tr="none" style:diagonal-tl-br="none" fo:border-left="0.74pt solid #000000" fo:border-right="0.74pt solid #000000" style:rotation-align="none" fo:border-top="1.76pt solid #000000"/>
    </style:style>
    <style:style style:name="ce32" style:family="table-cell" style:parent-style-name="Default">
      <style:table-cell-properties fo:border-bottom="0.74pt solid #000000" fo:background-color="#b4c7e7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b4c7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0.74pt solid #000000" style:rotation-align="none"/>
    </style:style>
    <style:style style:name="ce3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4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45" style:family="table-cell" style:parent-style-name="Default">
      <style:table-cell-properties fo:border-bottom="1.76pt solid #000000" fo:background-color="#c5e0b4" style:diagonal-bl-tr="none" style:diagonal-tl-br="none" fo:border-left="0.74pt solid #000000" fo:border-right="1.76pt solid #000000" style:rotation-align="none" fo:border-top="1.76pt solid #000000"/>
    </style:style>
    <style:style style:name="ce46" style:family="table-cell" style:parent-style-name="Default">
      <style:table-cell-properties fo:border-bottom="0.74pt solid #000000" fo:background-color="#b4c7e7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b4c7e7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7" style:family="table-cell" style:parent-style-name="Default" style:data-style-name="N151">
      <style:table-cell-properties style:rotation-align="none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59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4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0.0661in" fo:min-width="0.1457in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0685in" fo:min-width="0.1559in"/>
      <style:paragraph-properties fo:text-align="center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Однофакторный дисперсионный анализ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ТО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Группы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реднее</text:p>
          </table:table-cell>
          <table:table-cell table:style-name="ce1" office:value-type="string" calcext:value-type="string">
            <text:p>Дисперсия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Номер прогону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56294655689461" calcext:value-type="float">
            <text:p>0.456294655689461</text:p>
          </table:table-cell>
          <table:table-cell table:style-name="ce2" office:value-type="float" office:value="0.0228147327844731" calcext:value-type="float">
            <text:p>0.0228147327844731</text:p>
          </table:table-cell>
          <table:table-cell table:style-name="ce2" office:value-type="float" office:value="0.0000387811243834527" calcext:value-type="float">
            <text:p>3.87811243834527E-05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0.530078275461256" calcext:value-type="float">
            <text:p>0.530078275461256</text:p>
          </table:table-cell>
          <table:table-cell table:style-name="ce3" office:value-type="float" office:value="0.0265039137730628" calcext:value-type="float">
            <text:p>0.0265039137730628</text:p>
          </table:table-cell>
          <table:table-cell table:style-name="ce3" office:value-type="float" office:value="0.000119009899486706" calcext:value-type="float">
            <text:p>0.00011900989948670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Дисперсионный анализ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Источник вариации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-Значение</text:p>
          </table:table-cell>
          <table:table-cell table:style-name="ce1" office:value-type="string" calcext:value-type="string">
            <text:p>F критическое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Между группами</text:p>
          </table:table-cell>
          <table:table-cell table:style-name="ce2" office:value-type="float" office:value="1463.1036333455" calcext:value-type="float">
            <text:p>1463.10363334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31.551816672751" calcext:value-type="float">
            <text:p>731.551816672751</text:p>
          </table:table-cell>
          <table:table-cell table:style-name="ce2" office:value-type="float" office:value="62.7041587389956" calcext:value-type="float">
            <text:p>62.7041587389956</text:p>
          </table:table-cell>
          <table:table-cell table:style-name="ce4" office:value-type="float" office:value="4.0055413468665E-015" calcext:value-type="float">
            <text:p>4.01E-15</text:p>
          </table:table-cell>
          <table:table-cell table:style-name="ce2" office:value-type="float" office:value="3.15884271926065" calcext:value-type="float">
            <text:p>3.158842719260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нутри групп</text:p>
          </table:table-cell>
          <table:table-cell table:style-name="ce2" office:value-type="float" office:value="665.002998029454" calcext:value-type="float">
            <text:p>665.0029980294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1.6667192636746" calcext:value-type="float">
            <text:p>11.666719263674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style-name="ce3" office:value-type="float" office:value="2128.10663137496" calcext:value-type="float">
            <text:p>2128.10663137496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number-columns-repeated="4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Однофакторный дисперсионный анализ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сно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Групи</text:p>
          </table:table-cell>
          <table:table-cell table:style-name="ce1" office:value-type="string" calcext:value-type="string">
            <text:p>Рахунок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Середнє</text:p>
          </table:table-cell>
          <table:table-cell table:style-name="ce1" office:value-type="string" calcext:value-type="string">
            <text:p>Дисперсія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56294655689461" calcext:value-type="float">
            <text:p>0.456294655689461</text:p>
          </table:table-cell>
          <table:table-cell table:style-name="ce2" office:value-type="float" office:value="0.0228147327844731" calcext:value-type="float">
            <text:p>0.0228147327844731</text:p>
          </table:table-cell>
          <table:table-cell table:style-name="ce2" office:value-type="float" office:value="0.0000387811243834527" calcext:value-type="float">
            <text:p>3.87811243834527E-05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0.530078275461256" calcext:value-type="float">
            <text:p>0.530078275461256</text:p>
          </table:table-cell>
          <table:table-cell table:style-name="ce3" office:value-type="float" office:value="0.0265039137730628" calcext:value-type="float">
            <text:p>0.0265039137730628</text:p>
          </table:table-cell>
          <table:table-cell table:style-name="ce3" office:value-type="float" office:value="0.000119009899486706" calcext:value-type="float">
            <text:p>0.00011900989948670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Дисперсионный анализ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Джерело варіації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-Значення</text:p>
          </table:table-cell>
          <table:table-cell table:style-name="ce1" office:value-type="string" calcext:value-type="string">
            <text:p>F критичне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Між груп</text:p>
          </table:table-cell>
          <table:table-cell table:style-name="ce2" office:value-type="float" office:value="0.00013610056366572" calcext:value-type="float">
            <text:p>0.000136100563665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3610056366572" calcext:value-type="float">
            <text:p>0.00013610056366572</text:p>
          </table:table-cell>
          <table:table-cell table:style-name="ce2" office:value-type="float" office:value="1.72507358565229" calcext:value-type="float">
            <text:p>1.72507358565229</text:p>
          </table:table-cell>
          <table:table-cell table:style-name="ce2" office:value-type="float" office:value="0.196916780220054" calcext:value-type="float">
            <text:p>0.196916780220054</text:p>
          </table:table-cell>
          <table:table-cell table:style-name="ce2" office:value-type="float" office:value="4.09817173088084" calcext:value-type="float">
            <text:p>4.098171730880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середині груп</text:p>
          </table:table-cell>
          <table:table-cell table:style-name="ce2" office:value-type="float" office:value="0.00299802945353301" calcext:value-type="float">
            <text:p>0.0029980294535330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.0000788955119350792" calcext:value-type="float">
            <text:p>7.88955119350792E-05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Висновки</text:p>
          </table:table-cell>
          <table:table-cell table:style-name="ce3" office:value-type="float" office:value="0.00313413001719873" calcext:value-type="float">
            <text:p>0.00313413001719873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number-columns-repeated="4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3">
        <office:forms form:automatic-focus="false" form:apply-design-mode="false"/>
        <table:shapes>
          <draw:custom-shape draw:z-index="2" draw:name="Shape 1" draw:style-name="gr1" draw:text-style-name="P1" svg:width="0.2906in" svg:height="0.198in" svg:x="9.1346in" svg:y="1.9441in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name="Shape 2" draw:style-name="gr2" draw:text-style-name="P1" svg:width="0.3114in" svg:height="0.2059in" svg:x="9.1217in" svg:y="1.6028in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Перший прогон</text:p>
          </table:table-cell>
          <table:table-cell office:value-type="string" calcext:value-type="string">
            <text:p>Другий прогон</text:p>
          </table:table-cell>
          <table:table-cell table:number-columns-repeated="5"/>
          <table:table-cell table:style-name="ce57"/>
          <table:table-cell table:number-columns-repeated="9"/>
          <table:table-cell office:value-type="string" calcext:value-type="string">
            <text:p>Time</text:p>
          </table:table-cell>
          <table:table-cell office:value-type="string" calcext:value-type="string">
            <text:p>Перший прогон</text:p>
          </table:table-cell>
          <table:table-cell office:value-type="string" calcext:value-type="string">
            <text:p>Другий прогон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22.09" calcext:value-type="float">
            <text:p>22.09</text:p>
          </table:table-cell>
          <table:table-cell office:value-type="float" office:value="22.58" calcext:value-type="float">
            <text:p>22.58</text:p>
          </table:table-cell>
          <table:table-cell>
            <draw:frame table:end-cell-address="Лист1.Q25" table:end-x="0.8067in" table:end-y="0.0535in" draw:z-index="0" draw:name="Диаграмма 5" draw:style-name="gr3" draw:text-style-name="P2" svg:width="12.6957in" svg:height="4.1917in" svg:x="0.0701in" svg:y="0.0783in">
              <draw:object draw:notify-on-update-of-ranges="Лист1.E3:Лист1.E199 Лист1.F2:Лист1.F2 Лист1.F3:Лист1.F199 Лист1.G2:Лист1.G2 Лист1.G3:Лист1.G19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09" calcext:value-type="float">
            <text:p>22.09</text:p>
          </table:table-cell>
          <table:table-cell office:value-type="float" office:value="22.58" calcext:value-type="float">
            <text:p>22.5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.98" calcext:value-type="float">
            <text:p>21.98</text:p>
          </table:table-cell>
          <table:table-cell office:value-type="float" office:value="22.72" calcext:value-type="float">
            <text:p>22.72</text:p>
          </table:table-cell>
          <table:table-cell table:number-columns-repeated="6"/>
          <table:table-cell office:value-type="string" calcext:value-type="string">
            <text:p>10час, 10 розмір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.98" calcext:value-type="float">
            <text:p>21.98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1.99" calcext:value-type="float">
            <text:p>21.99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.99" calcext:value-type="float">
            <text:p>21.99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2.16" calcext:value-type="float">
            <text:p>22.16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120" calcext:value-type="float">
            <text:p>120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2.24" calcext:value-type="float">
            <text:p>22.24</text:p>
          </table:table-cell>
          <table:table-cell office:value-type="float" office:value="22.72" calcext:value-type="float">
            <text:p>22.72</text:p>
          </table:table-cell>
          <table:table-cell table:number-columns-repeated="15"/>
          <table:table-cell office:value-type="float" office:value="150" calcext:value-type="float">
            <text:p>150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24" calcext:value-type="float">
            <text:p>22.24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33" calcext:value-type="float">
            <text:p>22.33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2" calcext:value-type="float">
            <text:p>22.62</text:p>
          </table:table-cell>
          <table:table-cell table:number-columns-repeated="15"/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1" calcext:value-type="float">
            <text:p>22.41</text:p>
          </table:table-cell>
          <table:table-cell office:value-type="float" office:value="22.62" calcext:value-type="float">
            <text:p>22.6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2.48" calcext:value-type="float">
            <text:p>22.48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8" calcext:value-type="float">
            <text:p>22.48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2.41" calcext:value-type="float">
            <text:p>22.41</text:p>
          </table:table-cell>
          <table:table-cell office:value-type="float" office:value="22.59" calcext:value-type="float">
            <text:p>22.59</text:p>
          </table:table-cell>
          <table:table-cell table:number-columns-repeated="15"/>
          <table:table-cell office:value-type="float" office:value="270" calcext:value-type="float">
            <text:p>270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1" calcext:value-type="float">
            <text:p>22.41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2.41" calcext:value-type="float">
            <text:p>22.41</text:p>
          </table:table-cell>
          <table:table-cell office:value-type="float" office:value="22.59" calcext:value-type="float">
            <text:p>22.59</text:p>
          </table:table-cell>
          <table:table-cell table:number-columns-repeated="15"/>
          <table:table-cell office:value-type="float" office:value="300" calcext:value-type="float">
            <text:p>300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1" calcext:value-type="float">
            <text:p>22.41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22.38" calcext:value-type="float">
            <text:p>22.38</text:p>
          </table:table-cell>
          <table:table-cell office:value-type="float" office:value="22.58" calcext:value-type="float">
            <text:p>22.58</text:p>
          </table:table-cell>
          <table:table-cell table:number-columns-repeated="15"/>
          <table:table-cell office:value-type="float" office:value="330" calcext:value-type="float">
            <text:p>33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38" calcext:value-type="float">
            <text:p>22.38</text:p>
          </table:table-cell>
          <table:table-cell office:value-type="float" office:value="22.58" calcext:value-type="float">
            <text:p>22.5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2.39" calcext:value-type="float">
            <text:p>22.39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360" calcext:value-type="float">
            <text:p>36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39" calcext:value-type="float">
            <text:p>22.39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2.38" calcext:value-type="float">
            <text:p>22.38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390" calcext:value-type="float">
            <text:p>39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38" calcext:value-type="float">
            <text:p>22.38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2.43" calcext:value-type="float">
            <text:p>22.43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420" calcext:value-type="float">
            <text:p>420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3" calcext:value-type="float">
            <text:p>22.43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22.43" calcext:value-type="float">
            <text:p>22.43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450" calcext:value-type="float">
            <text:p>450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3" calcext:value-type="float">
            <text:p>22.43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2.47" calcext:value-type="float">
            <text:p>22.47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480" calcext:value-type="float">
            <text:p>480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7" calcext:value-type="float">
            <text:p>22.4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22.46" calcext:value-type="float">
            <text:p>22.46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510" calcext:value-type="float">
            <text:p>51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6" calcext:value-type="float">
            <text:p>22.4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2.45" calcext:value-type="float">
            <text:p>22.45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5" calcext:value-type="float">
            <text:p>22.45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22.45" calcext:value-type="float">
            <text:p>22.45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570" calcext:value-type="float">
            <text:p>57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5" calcext:value-type="float">
            <text:p>22.45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22.45" calcext:value-type="float">
            <text:p>22.45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600" calcext:value-type="float">
            <text:p>60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5" calcext:value-type="float">
            <text:p>22.45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22.47" calcext:value-type="float">
            <text:p>22.47</text:p>
          </table:table-cell>
          <table:table-cell office:value-type="float" office:value="22.59" calcext:value-type="float">
            <text:p>22.59</text:p>
          </table:table-cell>
          <table:table-cell table:number-columns-repeated="15"/>
          <table:table-cell office:value-type="float" office:value="630" calcext:value-type="float">
            <text:p>63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7" calcext:value-type="float">
            <text:p>22.47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.49" calcext:value-type="float">
            <text:p>22.49</text:p>
          </table:table-cell>
          <table:table-cell office:value-type="float" office:value="22.58" calcext:value-type="float">
            <text:p>22.58</text:p>
          </table:table-cell>
          <table:table-cell table:number-columns-repeated="15"/>
          <table:table-cell office:value-type="float" office:value="660" calcext:value-type="float">
            <text:p>660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9" calcext:value-type="float">
            <text:p>22.49</text:p>
          </table:table-cell>
          <table:table-cell office:value-type="float" office:value="22.58" calcext:value-type="float">
            <text:p>22.58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22.46" calcext:value-type="float">
            <text:p>22.46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690" calcext:value-type="float">
            <text:p>690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6" calcext:value-type="float">
            <text:p>22.46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22.48" calcext:value-type="float">
            <text:p>22.48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720" calcext:value-type="float">
            <text:p>720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8" calcext:value-type="float">
            <text:p>22.48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22.51" calcext:value-type="float">
            <text:p>22.51</text:p>
          </table:table-cell>
          <table:table-cell office:value-type="float" office:value="22.55" calcext:value-type="float">
            <text:p>22.55</text:p>
          </table:table-cell>
          <table:table-cell table:number-columns-repeated="2"/>
          <table:table-cell>
            <draw:frame table:end-cell-address="Лист1.T47" table:end-x="0.437in" table:end-y="0.0697in" draw:z-index="1" draw:name="Диаграмма 6" draw:style-name="gr3" draw:text-style-name="P2" svg:width="12.6346in" svg:height="3.8228in" svg:x="0.1772in" svg:y="0.0803in">
              <draw:object draw:notify-on-update-of-ranges="Лист1.B6:Лист1.B6 Лист1.B4:Лист1.B199 Лист1.C3:Лист1.C3 Лист1.C4:Лист1.C19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office:value-type="float" office:value="750" calcext:value-type="float">
            <text:p>75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1" calcext:value-type="float">
            <text:p>22.51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2.49" calcext:value-type="float">
            <text:p>22.49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780" calcext:value-type="float">
            <text:p>78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9" calcext:value-type="float">
            <text:p>22.49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2.49" calcext:value-type="float">
            <text:p>22.49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810" calcext:value-type="float">
            <text:p>81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9" calcext:value-type="float">
            <text:p>22.49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2.5" calcext:value-type="float">
            <text:p>22.5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840" calcext:value-type="float">
            <text:p>84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2.48" calcext:value-type="float">
            <text:p>22.48</text:p>
          </table:table-cell>
          <table:table-cell office:value-type="float" office:value="22.54" calcext:value-type="float">
            <text:p>22.54</text:p>
          </table:table-cell>
          <table:table-cell table:number-columns-repeated="15"/>
          <table:table-cell office:value-type="float" office:value="870" calcext:value-type="float">
            <text:p>87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8" calcext:value-type="float">
            <text:p>22.48</text:p>
          </table:table-cell>
          <table:table-cell office:value-type="float" office:value="22.54" calcext:value-type="float">
            <text:p>22.54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2.51" calcext:value-type="float">
            <text:p>22.51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900" calcext:value-type="float">
            <text:p>90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1" calcext:value-type="float">
            <text:p>22.51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22.49" calcext:value-type="float">
            <text:p>22.49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930" calcext:value-type="float">
            <text:p>93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9" calcext:value-type="float">
            <text:p>22.49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2.48" calcext:value-type="float">
            <text:p>22.48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960" calcext:value-type="float">
            <text:p>96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48" calcext:value-type="float">
            <text:p>22.48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22.5" calcext:value-type="float">
            <text:p>22.5</text:p>
          </table:table-cell>
          <table:table-cell office:value-type="float" office:value="22.59" calcext:value-type="float">
            <text:p>22.59</text:p>
          </table:table-cell>
          <table:table-cell table:number-columns-repeated="15"/>
          <table:table-cell office:value-type="float" office:value="990" calcext:value-type="float">
            <text:p>99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2.5" calcext:value-type="float">
            <text:p>22.5</text:p>
          </table:table-cell>
          <table:table-cell office:value-type="float" office:value="22.58" calcext:value-type="float">
            <text:p>22.58</text:p>
          </table:table-cell>
          <table:table-cell table:number-columns-repeated="15"/>
          <table:table-cell office:value-type="float" office:value="1020" calcext:value-type="float">
            <text:p>102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22.58" calcext:value-type="float">
            <text:p>22.58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22.51" calcext:value-type="float">
            <text:p>22.51</text:p>
          </table:table-cell>
          <table:table-cell office:value-type="float" office:value="22.58" calcext:value-type="float">
            <text:p>22.58</text:p>
          </table:table-cell>
          <table:table-cell table:number-columns-repeated="15"/>
          <table:table-cell office:value-type="float" office:value="1050" calcext:value-type="float">
            <text:p>105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1" calcext:value-type="float">
            <text:p>22.51</text:p>
          </table:table-cell>
          <table:table-cell office:value-type="float" office:value="22.58" calcext:value-type="float">
            <text:p>22.5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2.52" calcext:value-type="float">
            <text:p>22.52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1080" calcext:value-type="float">
            <text:p>108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2" calcext:value-type="float">
            <text:p>22.52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110" calcext:value-type="float">
            <text:p>111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3" calcext:value-type="float">
            <text:p>22.53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140" calcext:value-type="float">
            <text:p>114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3" calcext:value-type="float">
            <text:p>22.53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22.54" calcext:value-type="float">
            <text:p>22.54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170" calcext:value-type="float">
            <text:p>117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4" calcext:value-type="float">
            <text:p>22.54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1200" calcext:value-type="float">
            <text:p>120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3" calcext:value-type="float">
            <text:p>22.53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8" calcext:value-type="float">
            <text:p>22.58</text:p>
          </table:table-cell>
          <table:table-cell table:number-columns-repeated="15"/>
          <table:table-cell office:value-type="float" office:value="1230" calcext:value-type="float">
            <text:p>123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3" calcext:value-type="float">
            <text:p>22.53</text:p>
          </table:table-cell>
          <table:table-cell office:value-type="float" office:value="22.58" calcext:value-type="float">
            <text:p>22.58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1260" calcext:value-type="float">
            <text:p>126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3" calcext:value-type="float">
            <text:p>22.53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1290" calcext:value-type="float">
            <text:p>129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3" calcext:value-type="float">
            <text:p>22.53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22.54" calcext:value-type="float">
            <text:p>22.54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320" calcext:value-type="float">
            <text:p>132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4" calcext:value-type="float">
            <text:p>22.54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350" calcext:value-type="float">
            <text:p>135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5" calcext:value-type="float">
            <text:p>22.55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1380" calcext:value-type="float">
            <text:p>138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5" calcext:value-type="float">
            <text:p>22.55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24500" calcext:value-type="float">
            <text:p>24500</text:p>
          </table:table-cell>
          <table:table-cell table:number-columns-repeated="2" office:value-type="float" office:value="22.56" calcext:value-type="float">
            <text:p>22.56</text:p>
          </table:table-cell>
          <table:table-cell table:number-columns-repeated="15"/>
          <table:table-cell office:value-type="float" office:value="1410" calcext:value-type="float">
            <text:p>141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table:number-columns-repeated="2" office:value-type="float" office:value="22.56" calcext:value-type="float">
            <text:p>22.5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440" calcext:value-type="float">
            <text:p>144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5" calcext:value-type="float">
            <text:p>22.55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54" calcext:value-type="float">
            <text:p>22.54</text:p>
          </table:table-cell>
          <table:table-cell table:number-columns-repeated="15"/>
          <table:table-cell office:value-type="float" office:value="1470" calcext:value-type="float">
            <text:p>147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22.54" calcext:value-type="float">
            <text:p>22.54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22.57" calcext:value-type="float">
            <text:p>22.57</text:p>
          </table:table-cell>
          <table:table-cell office:value-type="float" office:value="22.54" calcext:value-type="float">
            <text:p>22.54</text:p>
          </table:table-cell>
          <table:table-cell table:number-columns-repeated="15"/>
          <table:table-cell office:value-type="float" office:value="1500" calcext:value-type="float">
            <text:p>150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7" calcext:value-type="float">
            <text:p>22.57</text:p>
          </table:table-cell>
          <table:table-cell office:value-type="float" office:value="22.54" calcext:value-type="float">
            <text:p>22.54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3" calcext:value-type="float">
            <text:p>22.53</text:p>
          </table:table-cell>
          <table:table-cell table:number-columns-repeated="15"/>
          <table:table-cell office:value-type="float" office:value="1530" calcext:value-type="float">
            <text:p>153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3" calcext:value-type="float">
            <text:p>22.53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54" calcext:value-type="float">
            <text:p>22.54</text:p>
          </table:table-cell>
          <table:table-cell table:number-columns-repeated="15"/>
          <table:table-cell office:value-type="float" office:value="1560" calcext:value-type="float">
            <text:p>156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54" calcext:value-type="float">
            <text:p>22.54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1590" calcext:value-type="float">
            <text:p>159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620" calcext:value-type="float">
            <text:p>162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650" calcext:value-type="float">
            <text:p>165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1680" calcext:value-type="float">
            <text:p>168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1710" calcext:value-type="float">
            <text:p>171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4" calcext:value-type="float">
            <text:p>22.54</text:p>
          </table:table-cell>
          <table:table-cell table:number-columns-repeated="15"/>
          <table:table-cell office:value-type="float" office:value="1740" calcext:value-type="float">
            <text:p>174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4" calcext:value-type="float">
            <text:p>22.54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55" calcext:value-type="float">
            <text:p>22.55</text:p>
          </table:table-cell>
          <table:table-cell table:number-columns-repeated="15"/>
          <table:table-cell office:value-type="float" office:value="1770" calcext:value-type="float">
            <text:p>177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800" calcext:value-type="float">
            <text:p>180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56" calcext:value-type="float">
            <text:p>22.56</text:p>
          </table:table-cell>
          <table:table-cell table:number-columns-repeated="15"/>
          <table:table-cell office:value-type="float" office:value="1830" calcext:value-type="float">
            <text:p>183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57" calcext:value-type="float">
            <text:p>22.57</text:p>
          </table:table-cell>
          <table:table-cell table:number-columns-repeated="15"/>
          <table:table-cell office:value-type="float" office:value="1860" calcext:value-type="float">
            <text:p>186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57" calcext:value-type="float">
            <text:p>22.57</text:p>
          </table:table-cell>
          <table:table-cell/>
          <table:table-cell office:value-type="float" office:value="32500" calcext:value-type="float">
            <text:p>32500</text:p>
          </table:table-cell>
          <table:table-cell table:number-columns-repeated="2" office:value-type="float" office:value="22.58" calcext:value-type="float">
            <text:p>22.58</text:p>
          </table:table-cell>
          <table:table-cell table:number-columns-repeated="15"/>
          <table:table-cell office:value-type="float" office:value="1890" calcext:value-type="float">
            <text:p>189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table:number-columns-repeated="2" office:value-type="float" office:value="22.58" calcext:value-type="float">
            <text:p>22.58</text:p>
          </table:table-cell>
          <table:table-cell/>
          <table:table-cell office:value-type="float" office:value="33000" calcext:value-type="float">
            <text:p>33000</text:p>
          </table:table-cell>
          <table:table-cell table:number-columns-repeated="2" office:value-type="float" office:value="22.59" calcext:value-type="float">
            <text:p>22.59</text:p>
          </table:table-cell>
          <table:table-cell table:number-columns-repeated="15"/>
          <table:table-cell office:value-type="float" office:value="1920" calcext:value-type="float">
            <text:p>192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table:number-columns-repeated="2" office:value-type="float" office:value="22.59" calcext:value-type="float">
            <text:p>22.59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2" office:value-type="float" office:value="22.6" calcext:value-type="float">
            <text:p>22.6</text:p>
          </table:table-cell>
          <table:table-cell table:number-columns-repeated="15"/>
          <table:table-cell office:value-type="float" office:value="1950" calcext:value-type="float">
            <text:p>195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table:number-columns-repeated="2" office:value-type="float" office:value="22.6" calcext:value-type="float">
            <text:p>22.6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2" calcext:value-type="float">
            <text:p>22.62</text:p>
          </table:table-cell>
          <table:table-cell table:number-columns-repeated="15"/>
          <table:table-cell office:value-type="float" office:value="1980" calcext:value-type="float">
            <text:p>198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2" calcext:value-type="float">
            <text:p>22.62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010" calcext:value-type="float">
            <text:p>201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040" calcext:value-type="float">
            <text:p>204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35500" calcext:value-type="float">
            <text:p>35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070" calcext:value-type="float">
            <text:p>207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100" calcext:value-type="float">
            <text:p>210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36500" calcext:value-type="float">
            <text:p>36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130" calcext:value-type="float">
            <text:p>213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160" calcext:value-type="float">
            <text:p>216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37500" calcext:value-type="float">
            <text:p>37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190" calcext:value-type="float">
            <text:p>219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 office:value-type="float" office:value="22.6" calcext:value-type="float">
            <text:p>22.6</text:p>
          </table:table-cell>
          <table:table-cell table:number-columns-repeated="15"/>
          <table:table-cell office:value-type="float" office:value="2220" calcext:value-type="float">
            <text:p>222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table:number-columns-repeated="2" office:value-type="float" office:value="22.6" calcext:value-type="float">
            <text:p>22.6</text:p>
          </table:table-cell>
          <table:table-cell/>
          <table:table-cell office:value-type="float" office:value="38500" calcext:value-type="float">
            <text:p>38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250" calcext:value-type="float">
            <text:p>225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280" calcext:value-type="float">
            <text:p>228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39500" calcext:value-type="float">
            <text:p>39500</text:p>
          </table:table-cell>
          <table:table-cell office:value-type="float" office:value="22.57" calcext:value-type="float">
            <text:p>22.57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310" calcext:value-type="float">
            <text:p>231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7" calcext:value-type="float">
            <text:p>22.5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340" calcext:value-type="float">
            <text:p>234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500" calcext:value-type="float">
            <text:p>4050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370" calcext:value-type="float">
            <text:p>237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5" calcext:value-type="float">
            <text:p>22.55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400" calcext:value-type="float">
            <text:p>240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5" calcext:value-type="float">
            <text:p>22.55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1500" calcext:value-type="float">
            <text:p>415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430" calcext:value-type="float">
            <text:p>243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460" calcext:value-type="float">
            <text:p>246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2500" calcext:value-type="float">
            <text:p>425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490" calcext:value-type="float">
            <text:p>249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520" calcext:value-type="float">
            <text:p>252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43500" calcext:value-type="float">
            <text:p>4350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550" calcext:value-type="float">
            <text:p>255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22.57" calcext:value-type="float">
            <text:p>22.57</text:p>
          </table:table-cell>
          <table:table-cell office:value-type="float" office:value="22.6" calcext:value-type="float">
            <text:p>22.6</text:p>
          </table:table-cell>
          <table:table-cell table:number-columns-repeated="15"/>
          <table:table-cell office:value-type="float" office:value="2580" calcext:value-type="float">
            <text:p>258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7" calcext:value-type="float">
            <text:p>22.5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4500" calcext:value-type="float">
            <text:p>44500</text:p>
          </table:table-cell>
          <table:table-cell office:value-type="float" office:value="22.57" calcext:value-type="float">
            <text:p>22.57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  <table:table-cell office:value-type="float" office:value="2610" calcext:value-type="float">
            <text:p>26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7" calcext:value-type="float">
            <text:p>22.57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2" calcext:value-type="float">
            <text:p>22.62</text:p>
          </table:table-cell>
          <table:table-cell table:number-columns-repeated="15"/>
          <table:table-cell office:value-type="float" office:value="2640" calcext:value-type="float">
            <text:p>264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2" calcext:value-type="float">
            <text:p>22.62</text:p>
          </table:table-cell>
          <table:table-cell/>
          <table:table-cell office:value-type="float" office:value="45500" calcext:value-type="float">
            <text:p>455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2" calcext:value-type="float">
            <text:p>22.62</text:p>
          </table:table-cell>
          <table:table-cell table:number-columns-repeated="15"/>
          <table:table-cell office:value-type="float" office:value="2670" calcext:value-type="float">
            <text:p>267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2" calcext:value-type="float">
            <text:p>22.62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 table:number-columns-repeated="15"/>
          <table:table-cell office:value-type="float" office:value="2700" calcext:value-type="float">
            <text:p>270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/>
          <table:table-cell office:value-type="float" office:value="46500" calcext:value-type="float">
            <text:p>465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 table:number-columns-repeated="15"/>
          <table:table-cell office:value-type="float" office:value="2730" calcext:value-type="float">
            <text:p>273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 table:number-columns-repeated="15"/>
          <table:table-cell office:value-type="float" office:value="2760" calcext:value-type="float">
            <text:p>276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/>
          <table:table-cell office:value-type="float" office:value="47500" calcext:value-type="float">
            <text:p>475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 table:number-columns-repeated="15"/>
          <table:table-cell office:value-type="float" office:value="2790" calcext:value-type="float">
            <text:p>279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3" calcext:value-type="float">
            <text:p>22.6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4" calcext:value-type="float">
            <text:p>22.64</text:p>
          </table:table-cell>
          <table:table-cell table:number-columns-repeated="15"/>
          <table:table-cell office:value-type="float" office:value="2820" calcext:value-type="float">
            <text:p>282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4" calcext:value-type="float">
            <text:p>22.64</text:p>
          </table:table-cell>
          <table:table-cell/>
          <table:table-cell office:value-type="float" office:value="48500" calcext:value-type="float">
            <text:p>48500</text:p>
          </table:table-cell>
          <table:table-cell office:value-type="float" office:value="22.58" calcext:value-type="float">
            <text:p>22.58</text:p>
          </table:table-cell>
          <table:table-cell office:value-type="float" office:value="22.65" calcext:value-type="float">
            <text:p>22.65</text:p>
          </table:table-cell>
          <table:table-cell table:number-columns-repeated="15"/>
          <table:table-cell office:value-type="float" office:value="2850" calcext:value-type="float">
            <text:p>28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5" calcext:value-type="float">
            <text:p>22.65</text:p>
          </table:table-cell>
          <table:table-cell table:number-columns-repeated="15"/>
          <table:table-cell office:value-type="float" office:value="2880" calcext:value-type="float">
            <text:p>28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49500" calcext:value-type="float">
            <text:p>49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5" calcext:value-type="float">
            <text:p>22.65</text:p>
          </table:table-cell>
          <table:table-cell table:number-columns-repeated="15"/>
          <table:table-cell office:value-type="float" office:value="2910" calcext:value-type="float">
            <text:p>291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5" calcext:value-type="float">
            <text:p>22.65</text:p>
          </table:table-cell>
          <table:table-cell table:number-columns-repeated="15"/>
          <table:table-cell office:value-type="float" office:value="2940" calcext:value-type="float">
            <text:p>29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50500" calcext:value-type="float">
            <text:p>50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6" calcext:value-type="float">
            <text:p>22.66</text:p>
          </table:table-cell>
          <table:table-cell table:number-columns-repeated="15"/>
          <table:table-cell office:value-type="float" office:value="2970" calcext:value-type="float">
            <text:p>297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6" calcext:value-type="float">
            <text:p>22.66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6" calcext:value-type="float">
            <text:p>22.66</text:p>
          </table:table-cell>
          <table:table-cell table:number-columns-repeated="15"/>
          <table:table-cell office:value-type="float" office:value="3000" calcext:value-type="float">
            <text:p>3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6" calcext:value-type="float">
            <text:p>22.66</text:p>
          </table:table-cell>
          <table:table-cell/>
          <table:table-cell office:value-type="float" office:value="51500" calcext:value-type="float">
            <text:p>51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030" calcext:value-type="float">
            <text:p>303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060" calcext:value-type="float">
            <text:p>306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52500" calcext:value-type="float">
            <text:p>52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090" calcext:value-type="float">
            <text:p>309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120" calcext:value-type="float">
            <text:p>312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3500" calcext:value-type="float">
            <text:p>53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150" calcext:value-type="float">
            <text:p>31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180" calcext:value-type="float">
            <text:p>31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4500" calcext:value-type="float">
            <text:p>54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210" calcext:value-type="float">
            <text:p>321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240" calcext:value-type="float">
            <text:p>32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5500" calcext:value-type="float">
            <text:p>55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270" calcext:value-type="float">
            <text:p>327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300" calcext:value-type="float">
            <text:p>33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6500" calcext:value-type="float">
            <text:p>56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330" calcext:value-type="float">
            <text:p>333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7000" calcext:value-type="float">
            <text:p>57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360" calcext:value-type="float">
            <text:p>336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7500" calcext:value-type="float">
            <text:p>57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390" calcext:value-type="float">
            <text:p>339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8000" calcext:value-type="float">
            <text:p>58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420" calcext:value-type="float">
            <text:p>342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58500" calcext:value-type="float">
            <text:p>58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9" calcext:value-type="float">
            <text:p>22.69</text:p>
          </table:table-cell>
          <table:table-cell table:number-columns-repeated="15"/>
          <table:table-cell office:value-type="float" office:value="3450" calcext:value-type="float">
            <text:p>34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9" calcext:value-type="float">
            <text:p>22.69</text:p>
          </table:table-cell>
          <table:table-cell/>
          <table:table-cell office:value-type="float" office:value="59000" calcext:value-type="float">
            <text:p>590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480" calcext:value-type="float">
            <text:p>34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59500" calcext:value-type="float">
            <text:p>59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510" calcext:value-type="float">
            <text:p>351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540" calcext:value-type="float">
            <text:p>35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0500" calcext:value-type="float">
            <text:p>605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570" calcext:value-type="float">
            <text:p>357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600" calcext:value-type="float">
            <text:p>36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1500" calcext:value-type="float">
            <text:p>615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630" calcext:value-type="float">
            <text:p>363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62000" calcext:value-type="float">
            <text:p>6200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660" calcext:value-type="float">
            <text:p>366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62500" calcext:value-type="float">
            <text:p>6250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690" calcext:value-type="float">
            <text:p>369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63000" calcext:value-type="float">
            <text:p>6300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720" calcext:value-type="float">
            <text:p>372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63500" calcext:value-type="float">
            <text:p>6350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750" calcext:value-type="float">
            <text:p>37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780" calcext:value-type="float">
            <text:p>37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64500" calcext:value-type="float">
            <text:p>6450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3810" calcext:value-type="float">
            <text:p>381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3" calcext:value-type="float">
            <text:p>22.63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840" calcext:value-type="float">
            <text:p>38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5500" calcext:value-type="float">
            <text:p>655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870" calcext:value-type="float">
            <text:p>387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900" calcext:value-type="float">
            <text:p>39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6500" calcext:value-type="float">
            <text:p>6650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930" calcext:value-type="float">
            <text:p>393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2" calcext:value-type="float">
            <text:p>22.62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960" calcext:value-type="float">
            <text:p>396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7500" calcext:value-type="float">
            <text:p>67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3990" calcext:value-type="float">
            <text:p>399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9" calcext:value-type="float">
            <text:p>22.69</text:p>
          </table:table-cell>
          <table:table-cell table:number-columns-repeated="15"/>
          <table:table-cell office:value-type="float" office:value="4020" calcext:value-type="float">
            <text:p>402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9" calcext:value-type="float">
            <text:p>22.69</text:p>
          </table:table-cell>
          <table:table-cell/>
          <table:table-cell office:value-type="float" office:value="68500" calcext:value-type="float">
            <text:p>68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050" calcext:value-type="float">
            <text:p>40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9000" calcext:value-type="float">
            <text:p>69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080" calcext:value-type="float">
            <text:p>40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69500" calcext:value-type="float">
            <text:p>69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110" calcext:value-type="float">
            <text:p>411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9" calcext:value-type="float">
            <text:p>22.69</text:p>
          </table:table-cell>
          <table:table-cell table:number-columns-repeated="15"/>
          <table:table-cell office:value-type="float" office:value="4140" calcext:value-type="float">
            <text:p>41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9" calcext:value-type="float">
            <text:p>22.69</text:p>
          </table:table-cell>
          <table:table-cell/>
          <table:table-cell office:value-type="float" office:value="70500" calcext:value-type="float">
            <text:p>70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170" calcext:value-type="float">
            <text:p>417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1000" calcext:value-type="float">
            <text:p>71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200" calcext:value-type="float">
            <text:p>42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1500" calcext:value-type="float">
            <text:p>71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230" calcext:value-type="float">
            <text:p>423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2000" calcext:value-type="float">
            <text:p>72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260" calcext:value-type="float">
            <text:p>426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2500" calcext:value-type="float">
            <text:p>72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290" calcext:value-type="float">
            <text:p>429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3000" calcext:value-type="float">
            <text:p>73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320" calcext:value-type="float">
            <text:p>432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3500" calcext:value-type="float">
            <text:p>73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350" calcext:value-type="float">
            <text:p>43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4000" calcext:value-type="float">
            <text:p>74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380" calcext:value-type="float">
            <text:p>43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4500" calcext:value-type="float">
            <text:p>74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410" calcext:value-type="float">
            <text:p>441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440" calcext:value-type="float">
            <text:p>44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5500" calcext:value-type="float">
            <text:p>75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470" calcext:value-type="float">
            <text:p>447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6000" calcext:value-type="float">
            <text:p>76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500" calcext:value-type="float">
            <text:p>45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6500" calcext:value-type="float">
            <text:p>76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530" calcext:value-type="float">
            <text:p>453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7000" calcext:value-type="float">
            <text:p>77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560" calcext:value-type="float">
            <text:p>456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7500" calcext:value-type="float">
            <text:p>77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4590" calcext:value-type="float">
            <text:p>459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78000" calcext:value-type="float">
            <text:p>78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4620" calcext:value-type="float">
            <text:p>462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78500" calcext:value-type="float">
            <text:p>78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650" calcext:value-type="float">
            <text:p>46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79000" calcext:value-type="float">
            <text:p>79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number-columns-repeated="15"/>
          <table:table-cell office:value-type="float" office:value="4680" calcext:value-type="float">
            <text:p>46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79500" calcext:value-type="float">
            <text:p>79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710" calcext:value-type="float">
            <text:p>471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740" calcext:value-type="float">
            <text:p>47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0500" calcext:value-type="float">
            <text:p>80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770" calcext:value-type="float">
            <text:p>477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800" calcext:value-type="float">
            <text:p>48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1500" calcext:value-type="float">
            <text:p>81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830" calcext:value-type="float">
            <text:p>483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2000" calcext:value-type="float">
            <text:p>82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860" calcext:value-type="float">
            <text:p>486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2500" calcext:value-type="float">
            <text:p>82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9" calcext:value-type="float">
            <text:p>22.69</text:p>
          </table:table-cell>
          <table:table-cell table:number-columns-repeated="15"/>
          <table:table-cell office:value-type="float" office:value="4890" calcext:value-type="float">
            <text:p>489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9" calcext:value-type="float">
            <text:p>22.69</text:p>
          </table:table-cell>
          <table:table-cell/>
          <table:table-cell office:value-type="float" office:value="83000" calcext:value-type="float">
            <text:p>83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9" calcext:value-type="float">
            <text:p>22.69</text:p>
          </table:table-cell>
          <table:table-cell table:number-columns-repeated="15"/>
          <table:table-cell office:value-type="float" office:value="4920" calcext:value-type="float">
            <text:p>492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9" calcext:value-type="float">
            <text:p>22.69</text:p>
          </table:table-cell>
          <table:table-cell/>
          <table:table-cell office:value-type="float" office:value="83500" calcext:value-type="float">
            <text:p>83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9" calcext:value-type="float">
            <text:p>22.69</text:p>
          </table:table-cell>
          <table:table-cell table:number-columns-repeated="15"/>
          <table:table-cell office:value-type="float" office:value="4950" calcext:value-type="float">
            <text:p>495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9" calcext:value-type="float">
            <text:p>22.69</text:p>
          </table:table-cell>
          <table:table-cell/>
          <table:table-cell office:value-type="float" office:value="84000" calcext:value-type="float">
            <text:p>84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5"/>
          <table:table-cell office:value-type="float" office:value="4980" calcext:value-type="float">
            <text:p>498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4500" calcext:value-type="float">
            <text:p>84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style-name="ce5"/>
          <table:table-cell table:style-name="ce16" office:value-type="string" calcext:value-type="string">
            <text:p>Час надходження</text:p>
          </table:table-cell>
          <table:table-cell table:style-name="ce31" office:value-type="string" calcext:value-type="string">
            <text:p>Час обробки</text:p>
          </table:table-cell>
          <table:table-cell table:style-name="ce45" office:value-type="string" calcext:value-type="string">
            <text:p>Час передач по каналу</text:p>
          </table:table-cell>
          <table:table-cell table:style-name="ce16" office:value-type="string" calcext:value-type="string">
            <text:p>MeanQueue 1</text:p>
          </table:table-cell>
          <table:table-cell table:style-name="ce31" office:value-type="string" calcext:value-type="string">
            <text:p>MaxQueue 1</text:p>
          </table:table-cell>
          <table:table-cell table:style-name="ce45" office:value-type="string" calcext:value-type="string">
            <text:p>LeftQueue 1</text:p>
          </table:table-cell>
          <table:table-cell table:style-name="ce16" office:value-type="string" calcext:value-type="string">
            <text:p>MeanQueue 2</text:p>
          </table:table-cell>
          <table:table-cell table:style-name="ce31" office:value-type="string" calcext:value-type="string">
            <text:p>MaxQueue 2</text:p>
          </table:table-cell>
          <table:table-cell table:style-name="ce45" office:value-type="string" calcext:value-type="string">
            <text:p>LeftQueue 2</text:p>
          </table:table-cell>
          <table:table-cell table:style-name="ce16" office:value-type="string" calcext:value-type="string">
            <text:p>Failures</text:p>
          </table:table-cell>
          <table:table-cell table:style-name="ce45" office:value-type="string" calcext:value-type="string">
            <text:p>Quantity</text:p>
          </table:table-cell>
          <table:table-cell table:style-name="ce16" office:value-type="string" calcext:value-type="string">
            <text:p>Prop. Fail</text:p>
          </table:table-cell>
          <table:table-cell table:style-name="ce45" office:value-type="string" calcext:value-type="string">
            <text:p>Prop. Complete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5500" calcext:value-type="float">
            <text:p>85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style-name="ce6"/>
          <table:table-cell table:style-name="ce17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259.29" calcext:value-type="float">
            <text:p>259.29</text:p>
          </table:table-cell>
          <table:table-cell table:style-name="ce58" office:value-type="float" office:value="530" calcext:value-type="float">
            <text:p>530</text:p>
          </table:table-cell>
          <table:table-cell table:style-name="ce42" office:value-type="float" office:value="530" calcext:value-type="float">
            <text:p>530</text:p>
          </table:table-cell>
          <table:table-cell table:style-name="ce54" office:value-type="float" office:value="211.04" calcext:value-type="float">
            <text:p>211.04</text:p>
          </table:table-cell>
          <table:table-cell table:style-name="ce58" office:value-type="float" office:value="450" calcext:value-type="float">
            <text:p>450</text:p>
          </table:table-cell>
          <table:table-cell table:style-name="ce42" office:value-type="float" office:value="440" calcext:value-type="float">
            <text:p>440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52" calcext:value-type="float">
            <text:p>252</text:p>
          </table:table-cell>
          <table:table-cell table:style-name="ce54" table:formula="of:=[.R171]/([.R171]+[.S171])" office:value-type="float" office:value="0.00395256916996047" calcext:value-type="float">
            <text:p>0.00395256916996047</text:p>
          </table:table-cell>
          <table:table-cell table:style-name="ce42" table:formula="of:=1-[.T171]" office:value-type="float" office:value="0.996047430830039" calcext:value-type="float">
            <text:p>0.99604743083003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6000" calcext:value-type="float">
            <text:p>86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style-name="ce7"/>
          <table:table-cell table:style-name="ce18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23" office:value-type="float" office:value="1423.04" calcext:value-type="float">
            <text:p>1423.04</text:p>
          </table:table-cell>
          <table:table-cell table:style-name="ce38" office:value-type="float" office:value="2820" calcext:value-type="float">
            <text:p>2820</text:p>
          </table:table-cell>
          <table:table-cell table:style-name="ce43" office:value-type="float" office:value="2820" calcext:value-type="float">
            <text:p>2820</text:p>
          </table:table-cell>
          <table:table-cell table:style-name="ce23" office:value-type="float" office:value="1375.42" calcext:value-type="float">
            <text:p>1375.42</text:p>
          </table:table-cell>
          <table:table-cell table:style-name="ce38" office:value-type="float" office:value="2700" calcext:value-type="float">
            <text:p>2700</text:p>
          </table:table-cell>
          <table:table-cell table:style-name="ce43" office:value-type="float" office:value="2690" calcext:value-type="float">
            <text:p>269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219" calcext:value-type="float">
            <text:p>219</text:p>
          </table:table-cell>
          <table:table-cell table:style-name="ce23" table:formula="of:=[.R172]/([.R172]+[.S172])" office:value-type="float" office:value="0.00454545454545455" calcext:value-type="float">
            <text:p>0.00454545454545455</text:p>
          </table:table-cell>
          <table:table-cell table:style-name="ce43" table:formula="of:=1-[.T172]" office:value-type="float" office:value="0.995454545454546" calcext:value-type="float">
            <text:p>0.99545454545454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6500" calcext:value-type="float">
            <text:p>86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style-name="ce8"/>
          <table:table-cell table:style-name="ce19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48" office:value-type="float" office:value="10" calcext:value-type="float">
            <text:p>10</text:p>
          </table:table-cell>
          <table:table-cell table:style-name="ce55" office:value-type="float" office:value="14.28" calcext:value-type="float">
            <text:p>14.28</text:p>
          </table:table-cell>
          <table:table-cell table:style-name="ce59" office:value-type="float" office:value="65" calcext:value-type="float">
            <text:p>65</text:p>
          </table:table-cell>
          <table:table-cell table:style-name="ce61" office:value-type="float" office:value="25" calcext:value-type="float">
            <text:p>25</text:p>
          </table:table-cell>
          <table:table-cell table:style-name="ce55" office:value-type="float" office:value="28.72" calcext:value-type="float">
            <text:p>28.72</text:p>
          </table:table-cell>
          <table:table-cell table:style-name="ce59" office:value-type="float" office:value="80" calcext:value-type="float">
            <text:p>80</text:p>
          </table:table-cell>
          <table:table-cell table:style-name="ce61" office:value-type="float" office:value="40" calcext:value-type="float">
            <text:p>40</text:p>
          </table:table-cell>
          <table:table-cell table:style-name="ce55" office:value-type="float" office:value="194" calcext:value-type="float">
            <text:p>194</text:p>
          </table:table-cell>
          <table:table-cell table:style-name="ce61" office:value-type="float" office:value="235" calcext:value-type="float">
            <text:p>235</text:p>
          </table:table-cell>
          <table:table-cell table:style-name="ce55" table:formula="of:=[.R173]/([.R173]+[.S173])" office:value-type="float" office:value="0.452214452214452" calcext:value-type="float">
            <text:p>0.452214452214452</text:p>
          </table:table-cell>
          <table:table-cell table:style-name="ce61" table:formula="of:=1-[.T173]" office:value-type="float" office:value="0.547785547785548" calcext:value-type="float">
            <text:p>0.54778554778554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style-name="ce7"/>
          <table:table-cell table:style-name="ce2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49" office:value-type="float" office:value="20" calcext:value-type="float">
            <text:p>20</text:p>
          </table:table-cell>
          <table:table-cell table:style-name="ce23" office:value-type="float" office:value="377.95" calcext:value-type="float">
            <text:p>377.95</text:p>
          </table:table-cell>
          <table:table-cell table:style-name="ce38" office:value-type="float" office:value="655" calcext:value-type="float">
            <text:p>655</text:p>
          </table:table-cell>
          <table:table-cell table:style-name="ce43" office:value-type="float" office:value="655" calcext:value-type="float">
            <text:p>655</text:p>
          </table:table-cell>
          <table:table-cell table:style-name="ce23" office:value-type="float" office:value="469.02" calcext:value-type="float">
            <text:p>469.02</text:p>
          </table:table-cell>
          <table:table-cell table:style-name="ce38" office:value-type="float" office:value="820" calcext:value-type="float">
            <text:p>820</text:p>
          </table:table-cell>
          <table:table-cell table:style-name="ce43" office:value-type="float" office:value="790" calcext:value-type="float">
            <text:p>79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32" calcext:value-type="float">
            <text:p>32</text:p>
          </table:table-cell>
          <table:table-cell table:style-name="ce23" table:formula="of:=[.R174]/([.R174]+[.S174])" office:value-type="float" office:value="0.0303030303030303" calcext:value-type="float">
            <text:p>0.0303030303030303</text:p>
          </table:table-cell>
          <table:table-cell table:style-name="ce43" table:formula="of:=1-[.T174]" office:value-type="float" office:value="0.96969696969697" calcext:value-type="float">
            <text:p>0.9696969696969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7500" calcext:value-type="float">
            <text:p>87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style-name="ce8"/>
          <table:table-cell table:style-name="ce19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50" office:value-type="float" office:value="20" calcext:value-type="float">
            <text:p>20</text:p>
          </table:table-cell>
          <table:table-cell table:style-name="ce55" office:value-type="float" office:value="36.63" calcext:value-type="float">
            <text:p>36.63</text:p>
          </table:table-cell>
          <table:table-cell table:style-name="ce59" office:value-type="float" office:value="105" calcext:value-type="float">
            <text:p>105</text:p>
          </table:table-cell>
          <table:table-cell table:style-name="ce61" office:value-type="float" office:value="65" calcext:value-type="float">
            <text:p>65</text:p>
          </table:table-cell>
          <table:table-cell table:style-name="ce55" office:value-type="float" office:value="10.97" calcext:value-type="float">
            <text:p>10.97</text:p>
          </table:table-cell>
          <table:table-cell table:style-name="ce59" office:value-type="float" office:value="60" calcext:value-type="float">
            <text:p>60</text:p>
          </table:table-cell>
          <table:table-cell table:style-name="ce61" office:value-type="float" office:value="20" calcext:value-type="float">
            <text:p>20</text:p>
          </table:table-cell>
          <table:table-cell table:style-name="ce55" office:value-type="float" office:value="192" calcext:value-type="float">
            <text:p>192</text:p>
          </table:table-cell>
          <table:table-cell table:style-name="ce61" office:value-type="float" office:value="128" calcext:value-type="float">
            <text:p>128</text:p>
          </table:table-cell>
          <table:table-cell table:style-name="ce55" table:formula="of:=[.R175]/([.R175]+[.S175])" office:value-type="float" office:value="0.6" calcext:value-type="float">
            <text:p>0.6</text:p>
          </table:table-cell>
          <table:table-cell table:style-name="ce61" table:formula="of:=1-[.T175]" office:value-type="float" office:value="0.4" calcext:value-type="float">
            <text:p>0.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88000" calcext:value-type="float">
            <text:p>88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style-name="ce9"/>
          <table:table-cell table:style-name="ce21" office:value-type="float" office:value="20" calcext:value-type="float">
            <text:p>20</text:p>
          </table:table-cell>
          <table:table-cell table:style-name="ce35" office:value-type="float" office:value="10" calcext:value-type="float">
            <text:p>10</text:p>
          </table:table-cell>
          <table:table-cell table:style-name="ce51" office:value-type="float" office:value="20" calcext:value-type="float">
            <text:p>20</text:p>
          </table:table-cell>
          <table:table-cell table:style-name="ce23" office:value-type="float" office:value="1391.29" calcext:value-type="float">
            <text:p>1391.29</text:p>
          </table:table-cell>
          <table:table-cell table:style-name="ce38" office:value-type="float" office:value="2780" calcext:value-type="float">
            <text:p>2780</text:p>
          </table:table-cell>
          <table:table-cell table:style-name="ce43" office:value-type="float" office:value="2780" calcext:value-type="float">
            <text:p>2780</text:p>
          </table:table-cell>
          <table:table-cell table:style-name="ce23" office:value-type="float" office:value="1398.4" calcext:value-type="float">
            <text:p>1398.4</text:p>
          </table:table-cell>
          <table:table-cell table:style-name="ce38" office:value-type="float" office:value="2800" calcext:value-type="float">
            <text:p>2800</text:p>
          </table:table-cell>
          <table:table-cell table:style-name="ce43" office:value-type="float" office:value="2800" calcext:value-type="float">
            <text:p>280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130" calcext:value-type="float">
            <text:p>130</text:p>
          </table:table-cell>
          <table:table-cell table:style-name="ce23" table:formula="of:=[.R176]/([.R176]+[.S176])" office:value-type="float" office:value="0.00763358778625954" calcext:value-type="float">
            <text:p>0.00763358778625954</text:p>
          </table:table-cell>
          <table:table-cell table:style-name="ce43" table:formula="of:=1-[.T176]" office:value-type="float" office:value="0.992366412213741" calcext:value-type="float">
            <text:p>0.9923664122137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88500" calcext:value-type="float">
            <text:p>88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style-name="ce7"/>
          <table:table-cell table:style-name="ce18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style-name="ce47" office:value-type="float" office:value="10" calcext:value-type="float">
            <text:p>10</text:p>
          </table:table-cell>
          <table:table-cell table:style-name="ce23" office:value-type="float" office:value="423.56" calcext:value-type="float">
            <text:p>423.56</text:p>
          </table:table-cell>
          <table:table-cell table:style-name="ce38" office:value-type="float" office:value="775" calcext:value-type="float">
            <text:p>775</text:p>
          </table:table-cell>
          <table:table-cell table:style-name="ce43" office:value-type="float" office:value="770" calcext:value-type="float">
            <text:p>770</text:p>
          </table:table-cell>
          <table:table-cell table:style-name="ce23" office:value-type="float" office:value="359.62" calcext:value-type="float">
            <text:p>359.62</text:p>
          </table:table-cell>
          <table:table-cell table:style-name="ce38" office:value-type="float" office:value="640" calcext:value-type="float">
            <text:p>640</text:p>
          </table:table-cell>
          <table:table-cell table:style-name="ce43" office:value-type="float" office:value="620" calcext:value-type="float">
            <text:p>620</text:p>
          </table:table-cell>
          <table:table-cell table:style-name="ce23" office:value-type="float" office:value="2" calcext:value-type="float">
            <text:p>2</text:p>
          </table:table-cell>
          <table:table-cell table:style-name="ce43" office:value-type="float" office:value="211" calcext:value-type="float">
            <text:p>211</text:p>
          </table:table-cell>
          <table:table-cell table:style-name="ce23" table:formula="of:=[.R177]/([.R177]+[.S177])" office:value-type="float" office:value="0.00938967136150235" calcext:value-type="float">
            <text:p>0.00938967136150235</text:p>
          </table:table-cell>
          <table:table-cell table:style-name="ce43" table:formula="of:=1-[.T177]" office:value-type="float" office:value="0.990610328638498" calcext:value-type="float">
            <text:p>0.99061032863849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0"/>
          <table:table-cell table:style-name="ce22" office:value-type="float" office:value="20" calcext:value-type="float">
            <text:p>20</text:p>
          </table:table-cell>
          <table:table-cell table:style-name="ce3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23" office:value-type="float" office:value="423.96" calcext:value-type="float">
            <text:p>423.96</text:p>
          </table:table-cell>
          <table:table-cell table:style-name="ce38" office:value-type="float" office:value="715" calcext:value-type="float">
            <text:p>715</text:p>
          </table:table-cell>
          <table:table-cell table:style-name="ce43" office:value-type="float" office:value="710" calcext:value-type="float">
            <text:p>710</text:p>
          </table:table-cell>
          <table:table-cell table:style-name="ce23" office:value-type="float" office:value="449.44" calcext:value-type="float">
            <text:p>449.44</text:p>
          </table:table-cell>
          <table:table-cell table:style-name="ce38" office:value-type="float" office:value="740" calcext:value-type="float">
            <text:p>740</text:p>
          </table:table-cell>
          <table:table-cell table:style-name="ce43" office:value-type="float" office:value="700" calcext:value-type="float">
            <text:p>70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121" calcext:value-type="float">
            <text:p>121</text:p>
          </table:table-cell>
          <table:table-cell table:style-name="ce23" table:formula="of:=[.R178]/([.R178]+[.S178])" office:value-type="float" office:value="0.00819672131147541" calcext:value-type="float">
            <text:p>0.00819672131147541</text:p>
          </table:table-cell>
          <table:table-cell table:style-name="ce43" table:formula="of:=1-[.T178]" office:value-type="float" office:value="0.991803278688525" calcext:value-type="float">
            <text:p>0.9918032786885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89500" calcext:value-type="float">
            <text:p>89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 table:style-name="ce7"/>
          <table:table-cell table:style-name="ce18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47" office:value-type="float" office:value="20" calcext:value-type="float">
            <text:p>20</text:p>
          </table:table-cell>
          <table:table-cell table:style-name="ce23" office:value-type="float" office:value="547.76" calcext:value-type="float">
            <text:p>547.76</text:p>
          </table:table-cell>
          <table:table-cell table:style-name="ce38" office:value-type="float" office:value="1080" calcext:value-type="float">
            <text:p>1080</text:p>
          </table:table-cell>
          <table:table-cell table:style-name="ce43" office:value-type="float" office:value="1070" calcext:value-type="float">
            <text:p>1070</text:p>
          </table:table-cell>
          <table:table-cell table:style-name="ce23" office:value-type="float" office:value="587.55" calcext:value-type="float">
            <text:p>587.55</text:p>
          </table:table-cell>
          <table:table-cell table:style-name="ce38" office:value-type="float" office:value="1100" calcext:value-type="float">
            <text:p>1100</text:p>
          </table:table-cell>
          <table:table-cell table:style-name="ce43" office:value-type="float" office:value="1100" calcext:value-type="float">
            <text:p>110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194" calcext:value-type="float">
            <text:p>194</text:p>
          </table:table-cell>
          <table:table-cell table:style-name="ce23" table:formula="of:=[.R179]/([.R179]+[.S179])" office:value-type="float" office:value="0.00512820512820513" calcext:value-type="float">
            <text:p>0.00512820512820513</text:p>
          </table:table-cell>
          <table:table-cell table:style-name="ce43" table:formula="of:=1-[.T179]" office:value-type="float" office:value="0.994871794871795" calcext:value-type="float">
            <text:p>0.99487179487179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style-name="ce7"/>
          <table:table-cell table:style-name="ce23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43" office:value-type="float" office:value="20" calcext:value-type="float">
            <text:p>20</text:p>
          </table:table-cell>
          <table:table-cell table:style-name="ce23" office:value-type="float" office:value="16.07" calcext:value-type="float">
            <text:p>16.07</text:p>
          </table:table-cell>
          <table:table-cell table:style-name="ce38" office:value-type="float" office:value="65" calcext:value-type="float">
            <text:p>65</text:p>
          </table:table-cell>
          <table:table-cell table:style-name="ce43" office:value-type="float" office:value="25" calcext:value-type="float">
            <text:p>25</text:p>
          </table:table-cell>
          <table:table-cell table:style-name="ce23" office:value-type="float" office:value="118.11" calcext:value-type="float">
            <text:p>118.11</text:p>
          </table:table-cell>
          <table:table-cell table:style-name="ce38" office:value-type="float" office:value="200" calcext:value-type="float">
            <text:p>200</text:p>
          </table:table-cell>
          <table:table-cell table:style-name="ce43" office:value-type="float" office:value="180" calcext:value-type="float">
            <text:p>180</text:p>
          </table:table-cell>
          <table:table-cell table:style-name="ce23" office:value-type="float" office:value="25" calcext:value-type="float">
            <text:p>25</text:p>
          </table:table-cell>
          <table:table-cell table:style-name="ce43" office:value-type="float" office:value="180" calcext:value-type="float">
            <text:p>180</text:p>
          </table:table-cell>
          <table:table-cell table:style-name="ce23" table:formula="of:=[.R180]/([.R180]+[.S180])" office:value-type="float" office:value="0.121951219512195" calcext:value-type="float">
            <text:p>0.121951219512195</text:p>
          </table:table-cell>
          <table:table-cell table:style-name="ce43" table:formula="of:=1-[.T180]" office:value-type="float" office:value="0.878048780487805" calcext:value-type="float">
            <text:p>0.8780487804878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0500" calcext:value-type="float">
            <text:p>90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style-name="ce11"/>
          <table:table-cell table:style-name="ce24" office:value-type="float" office:value="12" calcext:value-type="float">
            <text:p>12</text:p>
          </table:table-cell>
          <table:table-cell table:style-name="ce39" office:value-type="float" office:value="10" calcext:value-type="float">
            <text:p>10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646.34" calcext:value-type="float">
            <text:p>646.34</text:p>
          </table:table-cell>
          <table:table-cell table:style-name="ce60" office:value-type="float" office:value="1355" calcext:value-type="float">
            <text:p>1355</text:p>
          </table:table-cell>
          <table:table-cell table:style-name="ce44" office:value-type="float" office:value="1350" calcext:value-type="float">
            <text:p>1350</text:p>
          </table:table-cell>
          <table:table-cell table:style-name="ce56" office:value-type="float" office:value="723.99" calcext:value-type="float">
            <text:p>723.99</text:p>
          </table:table-cell>
          <table:table-cell table:style-name="ce60" office:value-type="float" office:value="1450" calcext:value-type="float">
            <text:p>1450</text:p>
          </table:table-cell>
          <table:table-cell table:style-name="ce44" office:value-type="float" office:value="1410" calcext:value-type="float">
            <text:p>1410</text:p>
          </table:table-cell>
          <table:table-cell table:style-name="ce56" office:value-type="float" office:value="1" calcext:value-type="float">
            <text:p>1</text:p>
          </table:table-cell>
          <table:table-cell table:style-name="ce44" office:value-type="float" office:value="364" calcext:value-type="float">
            <text:p>364</text:p>
          </table:table-cell>
          <table:table-cell table:style-name="ce56" table:formula="of:=[.R181]/([.R181]+[.S181])" office:value-type="float" office:value="0.00273972602739726" calcext:value-type="float">
            <text:p>0.00273972602739726</text:p>
          </table:table-cell>
          <table:table-cell table:style-name="ce44" table:formula="of:=1-[.T181]" office:value-type="float" office:value="0.997260273972603" calcext:value-type="float">
            <text:p>0.99726027397260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1000" calcext:value-type="float">
            <text:p>910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1500" calcext:value-type="float">
            <text:p>91500</text:p>
          </table:table-cell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table:style-name="ce25" table:number-columns-repeated="13"/>
          <table:table-cell table:number-columns-repeated="1003"/>
        </table:table-row>
        <table:table-row table:style-name="ro2">
          <table:table-cell/>
          <table:table-cell office:value-type="float" office:value="22.61" calcext:value-type="float">
            <text:p>22.61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2000" calcext:value-type="float">
            <text:p>92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table:style-name="ce26"/>
          <table:table-cell table:style-name="ce40" table:number-columns-repeated="2"/>
          <table:table-cell table:style-name="ce25" table:number-columns-repeated="10"/>
          <table:table-cell table:number-columns-repeated="1003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2500" calcext:value-type="float">
            <text:p>92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table:style-name="ce25" table:number-columns-repeated="13"/>
          <table:table-cell table:number-columns-repeated="1003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3000" calcext:value-type="float">
            <text:p>93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3500" calcext:value-type="float">
            <text:p>93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4000" calcext:value-type="float">
            <text:p>94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7" calcext:value-type="float">
            <text:p>22.67</text:p>
          </table:table-cell>
          <table:table-cell table:style-name="ce12"/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4500" calcext:value-type="float">
            <text:p>94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3"/>
          <table:table-cell table:style-name="ce28" table:formula="of:=1/49" office:value-type="float" office:value="0.0204081632653061" calcext:value-type="float">
            <text:p>0.0204081632653061</text:p>
          </table:table-cell>
          <table:table-cell table:style-name="ce42" table:formula="of:=1/49" office:value-type="float" office:value="0.0204081632653061" calcext:value-type="float">
            <text:p>0.02040816326530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2/52" office:value-type="float" office:value="0.0384615384615385" calcext:value-type="float">
            <text:p>0.0384615384615385</text:p>
          </table:table-cell>
          <table:table-cell table:style-name="ce43" table:formula="of:=2/52" office:value-type="float" office:value="0.0384615384615385" calcext:value-type="float">
            <text:p>0.03846153846153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5500" calcext:value-type="float">
            <text:p>95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51" office:value-type="float" office:value="0.0196078431372549" calcext:value-type="float">
            <text:p>0.0196078431372549</text:p>
          </table:table-cell>
          <table:table-cell table:style-name="ce43" table:formula="of:=1/52" office:value-type="float" office:value="0.0192307692307692" calcext:value-type="float">
            <text:p>0.01923076923076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6000" calcext:value-type="float">
            <text:p>960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53" office:value-type="float" office:value="0.0188679245283019" calcext:value-type="float">
            <text:p>0.0188679245283019</text:p>
          </table:table-cell>
          <table:table-cell table:style-name="ce43" table:formula="of:=1/55" office:value-type="float" office:value="0.0181818181818182" calcext:value-type="float">
            <text:p>0.01818181818181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6500" calcext:value-type="float">
            <text:p>96500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52" office:value-type="float" office:value="0.0192307692307692" calcext:value-type="float">
            <text:p>0.0192307692307692</text:p>
          </table:table-cell>
          <table:table-cell table:style-name="ce43" table:formula="of:=1/48" office:value-type="float" office:value="0.0208333333333333" calcext:value-type="float">
            <text:p>0.02083333333333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59" calcext:value-type="float">
            <text:p>22.59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7000" calcext:value-type="float">
            <text:p>97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44" office:value-type="float" office:value="0.0227272727272727" calcext:value-type="float">
            <text:p>0.0227272727272727</text:p>
          </table:table-cell>
          <table:table-cell table:style-name="ce43" table:formula="of:=1/53" office:value-type="float" office:value="0.0188679245283019" calcext:value-type="float">
            <text:p>0.01886792452830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7500" calcext:value-type="float">
            <text:p>97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51" office:value-type="float" office:value="0.0196078431372549" calcext:value-type="float">
            <text:p>0.0196078431372549</text:p>
          </table:table-cell>
          <table:table-cell table:style-name="ce43" table:formula="of:=1/46" office:value-type="float" office:value="0.0217391304347826" calcext:value-type="float">
            <text:p>0.021739130434782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 table:style-name="ce14"/>
          <table:table-cell table:style-name="ce29" table:formula="of:=1/47" office:value-type="float" office:value="0.0212765957446808" calcext:value-type="float">
            <text:p>0.0212765957446808</text:p>
          </table:table-cell>
          <table:table-cell table:style-name="ce43" table:formula="of:=2/44" office:value-type="float" office:value="0.0454545454545455" calcext:value-type="float">
            <text:p>0.045454545454545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98500" calcext:value-type="float">
            <text:p>98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44" office:value-type="float" office:value="0.0227272727272727" calcext:value-type="float">
            <text:p>0.0227272727272727</text:p>
          </table:table-cell>
          <table:table-cell table:style-name="ce43" table:formula="of:=1/49" office:value-type="float" office:value="0.0204081632653061" calcext:value-type="float">
            <text:p>0.02040816326530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9000" calcext:value-type="float">
            <text:p>990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54" office:value-type="float" office:value="0.0185185185185185" calcext:value-type="float">
            <text:p>0.0185185185185185</text:p>
          </table:table-cell>
          <table:table-cell table:style-name="ce43" table:formula="of:=2/53" office:value-type="float" office:value="0.0377358490566038" calcext:value-type="float">
            <text:p>0.03773584905660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99500" calcext:value-type="float">
            <text:p>99500</text:p>
          </table:table-cell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/>
          <table:table-cell table:style-name="ce29" table:formula="of:=1/48" office:value-type="float" office:value="0.0208333333333333" calcext:value-type="float">
            <text:p>0.0208333333333333</text:p>
          </table:table-cell>
          <table:table-cell table:style-name="ce43" table:formula="of:=1/45" office:value-type="float" office:value="0.0222222222222222" calcext:value-type="float">
            <text:p>0.02222222222222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number-columns-repeated="2"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style-name="ce14" office:value-type="float" office:value="12" calcext:value-type="float">
            <text:p>12</text:p>
          </table:table-cell>
          <table:table-cell table:style-name="ce29" table:formula="of:=1/48" office:value-type="float" office:value="0.0208333333333333" calcext:value-type="float">
            <text:p>0.0208333333333333</text:p>
          </table:table-cell>
          <table:table-cell table:style-name="ce43" table:formula="of:=1/47" office:value-type="float" office:value="0.0212765957446808" calcext:value-type="float">
            <text:p>0.02127659574468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2.67" calcext:value-type="float">
            <text:p>22.67</text:p>
          </table:table-cell>
          <table:table-cell table:number-columns-repeated="4"/>
          <table:table-cell table:style-name="ce14" office:value-type="float" office:value="13" calcext:value-type="float">
            <text:p>13</text:p>
          </table:table-cell>
          <table:table-cell table:style-name="ce29" table:formula="of:=1/46" office:value-type="float" office:value="0.0217391304347826" calcext:value-type="float">
            <text:p>0.0217391304347826</text:p>
          </table:table-cell>
          <table:table-cell table:style-name="ce43" table:formula="of:=1/51" office:value-type="float" office:value="0.0196078431372549" calcext:value-type="float">
            <text:p>0.019607843137254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number-columns-repeated="5"/>
          <table:table-cell table:style-name="ce14" office:value-type="float" office:value="14" calcext:value-type="float">
            <text:p>14</text:p>
          </table:table-cell>
          <table:table-cell table:style-name="ce29" table:formula="of:=2/47" office:value-type="float" office:value="0.0425531914893617" calcext:value-type="float">
            <text:p>0.0425531914893617</text:p>
          </table:table-cell>
          <table:table-cell table:style-name="ce43" table:formula="of:=1/46" office:value-type="float" office:value="0.0217391304347826" calcext:value-type="float">
            <text:p>0.021739130434782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15" calcext:value-type="float">
            <text:p>15</text:p>
          </table:table-cell>
          <table:table-cell table:style-name="ce29" table:formula="of:=1/47" office:value-type="float" office:value="0.0212765957446808" calcext:value-type="float">
            <text:p>0.0212765957446808</text:p>
          </table:table-cell>
          <table:table-cell table:style-name="ce43" table:formula="of:=3/51" office:value-type="float" office:value="0.0588235294117647" calcext:value-type="float">
            <text:p>0.058823529411764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16" calcext:value-type="float">
            <text:p>16</text:p>
          </table:table-cell>
          <table:table-cell table:style-name="ce29" table:formula="of:=1/45" office:value-type="float" office:value="0.0222222222222222" calcext:value-type="float">
            <text:p>0.0222222222222222</text:p>
          </table:table-cell>
          <table:table-cell table:style-name="ce43" table:formula="of:=1/40" office:value-type="float" office:value="0.025" calcext:value-type="float">
            <text:p>0.02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17" calcext:value-type="float">
            <text:p>17</text:p>
          </table:table-cell>
          <table:table-cell table:style-name="ce29" table:formula="of:=1/49" office:value-type="float" office:value="0.0204081632653061" calcext:value-type="float">
            <text:p>0.0204081632653061</text:p>
          </table:table-cell>
          <table:table-cell table:style-name="ce43" table:formula="of:=1/50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18" calcext:value-type="float">
            <text:p>18</text:p>
          </table:table-cell>
          <table:table-cell table:style-name="ce29" table:formula="of:=1/46" office:value-type="float" office:value="0.0217391304347826" calcext:value-type="float">
            <text:p>0.0217391304347826</text:p>
          </table:table-cell>
          <table:table-cell table:style-name="ce43" table:formula="of:=1/40" office:value-type="float" office:value="0.025" calcext:value-type="float">
            <text:p>0.02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19" calcext:value-type="float">
            <text:p>19</text:p>
          </table:table-cell>
          <table:table-cell table:style-name="ce29" table:formula="of:=1/50" office:value-type="float" office:value="0.02" calcext:value-type="float">
            <text:p>0.02</text:p>
          </table:table-cell>
          <table:table-cell table:style-name="ce43" table:formula="of:=2/57" office:value-type="float" office:value="0.0350877192982456" calcext:value-type="float">
            <text:p>0.035087719298245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5" office:value-type="float" office:value="20" calcext:value-type="float">
            <text:p>20</text:p>
          </table:table-cell>
          <table:table-cell table:style-name="ce30" table:formula="of:=1/43" office:value-type="float" office:value="0.0232558139534884" calcext:value-type="float">
            <text:p>0.0232558139534884</text:p>
          </table:table-cell>
          <table:table-cell table:style-name="ce44" table:formula="of:=1/50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8" table:number-columns-repeated="6" table:default-cell-style-name="Default"/>
        <table:table-column table:style-name="co19" table:default-cell-style-name="Default"/>
        <table:table-column table:style-name="co18" table:number-columns-repeated="21" table:default-cell-style-name="Default"/>
        <table:table-row table:style-name="ro3" table:number-rows-repeated="4">
          <table:table-cell table:number-columns-repeated="28"/>
        </table:table-row>
        <table:table-row table:style-name="ro4">
          <table:table-cell/>
          <table:table-cell table:style-name="ce123" office:value-type="string" calcext:value-type="string">
            <text:p>№</text:p>
          </table:table-cell>
          <table:table-cell table:style-name="ce125" office:value-type="string" calcext:value-type="string">
            <text:p>Середній час надходження</text:p>
          </table:table-cell>
          <table:table-cell table:style-name="ce125" office:value-type="string" calcext:value-type="string">
            <text:p>Час обробки</text:p>
          </table:table-cell>
          <table:table-cell table:style-name="ce125" office:value-type="string" calcext:value-type="string">
            <text:p>Час передачі по каналу</text:p>
          </table:table-cell>
          <table:table-cell table:style-name="ce125" office:value-type="string" calcext:value-type="string">
            <text:p>Середній час видачі відповіді</text:p>
          </table:table-cell>
          <table:table-cell table:style-name="ce125" office:value-type="string" calcext:value-type="string">
            <text:p>Середній час перебування запиту в системі</text:p>
          </table:table-cell>
          <table:table-cell table:style-name="ce125" office:value-type="string" calcext:value-type="string">
            <text:p>Завантаженість 1 комп’ютера</text:p>
          </table:table-cell>
          <table:table-cell table:style-name="ce125" office:value-type="string" calcext:value-type="string">
            <text:p>Завантаженість 2 комп’ютера</text:p>
          </table:table-cell>
          <table:table-cell/>
          <table:table-cell table:style-name="ce127" table:number-columns-repeated="4"/>
          <table:table-cell table:number-columns-repeated="14"/>
        </table:table-row>
        <table:table-row table:style-name="ro1">
          <table:table-cell/>
          <table:table-cell table:style-name="ce124" office:value-type="float" office:value="1" calcext:value-type="float">
            <text:p>1</text:p>
          </table:table-cell>
          <table:table-cell table:style-name="ce126" office:value-type="float" office:value="6" calcext:value-type="float">
            <text:p>6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7];[.P7];[.T7];[.X7])" office:value-type="float" office:value="2830.56" calcext:value-type="float">
            <text:p>2830.56</text:p>
          </table:table-cell>
          <table:table-cell table:style-name="ce124" table:formula="of:=AVERAGE([.M7];[.Q7];[.U7];[.Y7])" office:value-type="float" office:value="0.32" calcext:value-type="float">
            <text:p>0.32</text:p>
          </table:table-cell>
          <table:table-cell table:style-name="ce124" table:formula="of:=AVERAGE([.N7];[.R7];[.V7];[.Z7])"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1 прогон</text:p>
          </table:table-cell>
          <table:table-cell table:number-columns-repeated="3"/>
          <table:table-cell office:value-type="string" calcext:value-type="string">
            <text:p>2 прогон</text:p>
          </table:table-cell>
          <table:table-cell table:number-columns-repeated="3"/>
          <table:table-cell office:value-type="string" calcext:value-type="string">
            <text:p>3 прогон</text:p>
          </table:table-cell>
          <table:table-cell table:number-columns-repeated="3"/>
          <table:table-cell office:value-type="string" calcext:value-type="string">
            <text:p>4 прогон</text:p>
          </table:table-cell>
          <table:table-cell table:number-columns-repeated="4"/>
        </table:table-row>
        <table:table-row table:style-name="ro1">
          <table:table-cell/>
          <table:table-cell table:style-name="ce124" office:value-type="float" office:value="2" calcext:value-type="float">
            <text:p>2</text:p>
          </table:table-cell>
          <table:table-cell table:style-name="ce126" office:value-type="float" office:value="8" calcext:value-type="float">
            <text:p>8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8];[.P8];[.T8];[.X8])" office:value-type="float" office:value="1070.16" calcext:value-type="float">
            <text:p>1070.16</text:p>
          </table:table-cell>
          <table:table-cell table:style-name="ce124" table:formula="of:=AVERAGE([.M8];[.Q8];[.U8];[.Y8])" office:value-type="float" office:value="0.25" calcext:value-type="float">
            <text:p>0.25</text:p>
          </table:table-cell>
          <table:table-cell table:style-name="ce124" table:formula="of:=AVERAGE([.N8];[.R8];[.V8];[.Z8])" office:value-type="float" office:value="0.12" calcext:value-type="float">
            <text:p>0.12</text:p>
          </table:table-cell>
          <table:table-cell table:number-columns-repeated="2"/>
          <table:table-cell office:value-type="float" office:value="2830.56" calcext:value-type="float">
            <text:p>2830.56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830.56" calcext:value-type="float">
            <text:p>2830.56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830.56" calcext:value-type="float">
            <text:p>2830.56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830.56" calcext:value-type="float">
            <text:p>2830.56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3" calcext:value-type="float">
            <text:p>3</text:p>
          </table:table-cell>
          <table:table-cell table:style-name="ce126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9];[.P9];[.T9];[.X9])" office:value-type="float" office:value="52.06" calcext:value-type="float">
            <text:p>52.06</text:p>
          </table:table-cell>
          <table:table-cell table:style-name="ce124" table:formula="of:=AVERAGE([.M9];[.Q9];[.U9];[.Y9])" office:value-type="float" office:value="0.2" calcext:value-type="float">
            <text:p>0.2</text:p>
          </table:table-cell>
          <table:table-cell table:style-name="ce124" table:formula="of:=AVERAGE([.N9];[.R9];[.V9];[.Z9])" office:value-type="float" office:value="0.1" calcext:value-type="float">
            <text:p>0.1</text:p>
          </table:table-cell>
          <table:table-cell table:number-columns-repeated="2"/>
          <table:table-cell office:value-type="float" office:value="1070.16" calcext:value-type="float">
            <text:p>107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070.16" calcext:value-type="float">
            <text:p>107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070.16" calcext:value-type="float">
            <text:p>107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070.16" calcext:value-type="float">
            <text:p>107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4" calcext:value-type="float">
            <text:p>4</text:p>
          </table:table-cell>
          <table:table-cell table:style-name="ce126" office:value-type="float" office:value="12" calcext:value-type="float">
            <text:p>12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0];[.P10];[.T10];[.X10])" office:value-type="float" office:value="34.1" calcext:value-type="float">
            <text:p>34.1</text:p>
          </table:table-cell>
          <table:table-cell table:style-name="ce124" table:formula="of:=AVERAGE([.M10];[.Q10];[.U10];[.Y10])" office:value-type="float" office:value="0.17" calcext:value-type="float">
            <text:p>0.17</text:p>
          </table:table-cell>
          <table:table-cell table:style-name="ce124" table:formula="of:=AVERAGE([.N10];[.R10];[.V10];[.Z10])" office:value-type="float" office:value="0.08" calcext:value-type="float">
            <text:p>0.08</text:p>
          </table:table-cell>
          <table:table-cell table:number-columns-repeated="2"/>
          <table:table-cell office:value-type="float" office:value="52.06" calcext:value-type="float">
            <text:p>52.0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.06" calcext:value-type="float">
            <text:p>52.0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.06" calcext:value-type="float">
            <text:p>52.0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.06" calcext:value-type="float">
            <text:p>52.0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5" calcext:value-type="float">
            <text:p>5</text:p>
          </table:table-cell>
          <table:table-cell table:style-name="ce126" office:value-type="float" office:value="14" calcext:value-type="float">
            <text:p>14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1];[.P11];[.T11];[.X11])" office:value-type="float" office:value="29.8" calcext:value-type="float">
            <text:p>29.8</text:p>
          </table:table-cell>
          <table:table-cell table:style-name="ce124" table:formula="of:=AVERAGE([.M11];[.Q11];[.U11];[.Y11])" office:value-type="float" office:value="0.14" calcext:value-type="float">
            <text:p>0.14</text:p>
          </table:table-cell>
          <table:table-cell table:style-name="ce124" table:formula="of:=AVERAGE([.N11];[.R11];[.V11];[.Z11])" office:value-type="float" office:value="0.07" calcext:value-type="float">
            <text:p>0.07</text:p>
          </table:table-cell>
          <table:table-cell table:number-columns-repeated="2"/>
          <table:table-cell office:value-type="float" office:value="34.1" calcext:value-type="float">
            <text:p>34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10" calcext:value-type="float">
            <text:p>10</text:p>
          </table:table-cell>
          <table:table-cell table:style-name="ce126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2];[.P12];[.T12];[.X12])" office:value-type="float" office:value="60.56" calcext:value-type="float">
            <text:p>60.56</text:p>
          </table:table-cell>
          <table:table-cell table:style-name="ce124" table:formula="of:=AVERAGE([.M12];[.Q12];[.U12];[.Y12])" office:value-type="float" office:value="0.1" calcext:value-type="float">
            <text:p>0.1</text:p>
          </table:table-cell>
          <table:table-cell table:style-name="ce124" table:formula="of:=AVERAGE([.N12];[.R12];[.V12];[.Z12])" office:value-type="float" office:value="0.05" calcext:value-type="float">
            <text:p>0.05</text:p>
          </table:table-cell>
          <table:table-cell table:number-columns-repeated="2"/>
          <table:table-cell office:value-type="float" office:value="29.8" calcext:value-type="float">
            <text:p>29.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29.8" calcext:value-type="float">
            <text:p>29.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29.8" calcext:value-type="float">
            <text:p>29.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29.8" calcext:value-type="float">
            <text:p>29.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10" calcext:value-type="float">
            <text:p>10</text:p>
          </table:table-cell>
          <table:table-cell table:style-name="ce126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3];[.P13];[.T13];[.X13])" office:value-type="float" office:value="54.38" calcext:value-type="float">
            <text:p>54.38</text:p>
          </table:table-cell>
          <table:table-cell table:style-name="ce124" table:formula="of:=AVERAGE([.M13];[.Q13];[.U13];[.Y13])" office:value-type="float" office:value="0.3" calcext:value-type="float">
            <text:p>0.3</text:p>
          </table:table-cell>
          <table:table-cell table:style-name="ce124" table:formula="of:=AVERAGE([.N13];[.R13];[.V13];[.Z13])" office:value-type="float" office:value="0.15" calcext:value-type="float">
            <text:p>0.15</text:p>
          </table:table-cell>
          <table:table-cell table:number-columns-repeated="2"/>
          <table:table-cell office:value-type="float" office:value="60.56" calcext:value-type="float">
            <text:p>60.5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60.56" calcext:value-type="float">
            <text:p>60.5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60.56" calcext:value-type="float">
            <text:p>60.5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60.56" calcext:value-type="float">
            <text:p>60.5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0" calcext:value-type="float">
            <text:p>10</text:p>
          </table:table-cell>
          <table:table-cell table:style-name="ce126" office:value-type="float" office:value="4" calcext:value-type="float">
            <text:p>4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4];[.P14];[.T14];[.X14])" office:value-type="float" office:value="65" calcext:value-type="float">
            <text:p>65</text:p>
          </table:table-cell>
          <table:table-cell table:style-name="ce124" table:formula="of:=AVERAGE([.M14];[.Q14];[.U14];[.Y14])" office:value-type="float" office:value="0.4" calcext:value-type="float">
            <text:p>0.4</text:p>
          </table:table-cell>
          <table:table-cell table:style-name="ce124" table:formula="of:=AVERAGE([.N14];[.R14];[.V14];[.Z14])" office:value-type="float" office:value="0.19" calcext:value-type="float">
            <text:p>0.19</text:p>
          </table:table-cell>
          <table:table-cell table:number-columns-repeated="2"/>
          <table:table-cell office:value-type="float" office:value="54.38" calcext:value-type="float">
            <text:p>54.38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54.38" calcext:value-type="float">
            <text:p>54.38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54.38" calcext:value-type="float">
            <text:p>54.38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54.38" calcext:value-type="float">
            <text:p>54.38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10" calcext:value-type="float">
            <text:p>10</text:p>
          </table:table-cell>
          <table:table-cell table:style-name="ce126" office:value-type="float" office:value="6" calcext:value-type="float">
            <text:p>6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5];[.P15];[.T15];[.X15])" office:value-type="float" office:value="73.68" calcext:value-type="float">
            <text:p>73.68</text:p>
          </table:table-cell>
          <table:table-cell table:style-name="ce124" table:formula="of:=AVERAGE([.M15];[.Q15];[.U15];[.Y15])" office:value-type="float" office:value="0.61" calcext:value-type="float">
            <text:p>0.61</text:p>
          </table:table-cell>
          <table:table-cell table:style-name="ce124" table:formula="of:=AVERAGE([.N15];[.R15];[.V15];[.Z15])" office:value-type="float" office:value="0.3" calcext:value-type="float">
            <text:p>0.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6];[.P16];[.T16];[.X16])" office:value-type="float" office:value="57.56" calcext:value-type="float">
            <text:p>57.56</text:p>
          </table:table-cell>
          <table:table-cell table:style-name="ce124" table:formula="of:=AVERAGE([.M16];[.Q16];[.U16];[.Y16])" office:value-type="float" office:value="0.2" calcext:value-type="float">
            <text:p>0.2</text:p>
          </table:table-cell>
          <table:table-cell table:style-name="ce124" table:formula="of:=AVERAGE([.N16];[.R16];[.V16];[.Z16])" office:value-type="float" office:value="0.1" calcext:value-type="float">
            <text:p>0.1</text:p>
          </table:table-cell>
          <table:table-cell table:number-columns-repeated="2"/>
          <table:table-cell office:value-type="float" office:value="73.68" calcext:value-type="float">
            <text:p>73.68</text:p>
          </table:table-cell>
          <table:table-cell office:value-type="float" office:value="0.61" calcext:value-type="float">
            <text:p>0.6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3.68" calcext:value-type="float">
            <text:p>73.68</text:p>
          </table:table-cell>
          <table:table-cell office:value-type="float" office:value="0.61" calcext:value-type="float">
            <text:p>0.6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3.68" calcext:value-type="float">
            <text:p>73.68</text:p>
          </table:table-cell>
          <table:table-cell office:value-type="float" office:value="0.61" calcext:value-type="float">
            <text:p>0.6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3.68" calcext:value-type="float">
            <text:p>73.68</text:p>
          </table:table-cell>
          <table:table-cell office:value-type="float" office:value="0.61" calcext:value-type="float">
            <text:p>0.61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7];[.P17];[.T17];[.X17])" office:value-type="float" office:value="61.62" calcext:value-type="float">
            <text:p>61.62</text:p>
          </table:table-cell>
          <table:table-cell table:style-name="ce124" table:formula="of:=AVERAGE([.M17];[.Q17];[.U17];[.Y17])" office:value-type="float" office:value="0.2" calcext:value-type="float">
            <text:p>0.2</text:p>
          </table:table-cell>
          <table:table-cell table:style-name="ce124" table:formula="of:=AVERAGE([.N17];[.R17];[.V17];[.Z17])" office:value-type="float" office:value="0.1" calcext:value-type="float">
            <text:p>0.1</text:p>
          </table:table-cell>
          <table:table-cell table:number-columns-repeated="2"/>
          <table:table-cell office:value-type="float" office:value="57.56" calcext:value-type="float">
            <text:p>57.5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7.56" calcext:value-type="float">
            <text:p>57.5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7.56" calcext:value-type="float">
            <text:p>57.5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7.56" calcext:value-type="float">
            <text:p>57.5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float" office:value="7" calcext:value-type="float">
            <text:p>7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AVERAGE([.L18];[.P18];[.T18];[.X18])" office:value-type="float" office:value="56.25" calcext:value-type="float">
            <text:p>56.25</text:p>
          </table:table-cell>
          <table:table-cell table:style-name="ce124" table:formula="of:=AVERAGE([.M18];[.Q18];[.U18];[.Y18])" office:value-type="float" office:value="0.2" calcext:value-type="float">
            <text:p>0.2</text:p>
          </table:table-cell>
          <table:table-cell table:style-name="ce124" table:formula="of:=AVERAGE([.N18];[.R18];[.V18];[.Z18])" office:value-type="float" office:value="0.09" calcext:value-type="float">
            <text:p>0.09</text:p>
          </table:table-cell>
          <table:table-cell table:number-columns-repeated="2"/>
          <table:table-cell office:value-type="float" office:value="61.62" calcext:value-type="float">
            <text:p>61.6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1.62" calcext:value-type="float">
            <text:p>61.6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1.62" calcext:value-type="float">
            <text:p>61.6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1.62" calcext:value-type="float">
            <text:p>61.6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float" office:value="12" calcext:value-type="float">
            <text:p>12</text:p>
          </table:table-cell>
          <table:table-cell table:style-name="ce124" table:formula="of:=AVERAGE([.L19];[.P19];[.T19];[.X19])" office:value-type="float" office:value="19.63" calcext:value-type="float">
            <text:p>19.63</text:p>
          </table:table-cell>
          <table:table-cell table:style-name="ce124" table:formula="of:=AVERAGE([.M19];[.Q19];[.U19];[.Y19])" office:value-type="float" office:value="0.2" calcext:value-type="float">
            <text:p>0.2</text:p>
          </table:table-cell>
          <table:table-cell table:style-name="ce124" table:formula="of:=AVERAGE([.N19];[.R19];[.V19];[.Z19])" office:value-type="float" office:value="0.1" calcext:value-type="float">
            <text:p>0.1</text:p>
          </table:table-cell>
          <table:table-cell table:number-columns-repeated="2"/>
          <table:table-cell office:value-type="float" office:value="56.25" calcext:value-type="float">
            <text:p>56.25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56.25" calcext:value-type="float">
            <text:p>56.25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56.25" calcext:value-type="float">
            <text:p>56.25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56.25" calcext:value-type="float">
            <text:p>56.25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float" office:value="14" calcext:value-type="float">
            <text:p>14</text:p>
          </table:table-cell>
          <table:table-cell table:style-name="ce124" table:formula="of:=AVERAGE([.L20];[.P20];[.T20];[.X20])" office:value-type="float" office:value="24.9" calcext:value-type="float">
            <text:p>24.9</text:p>
          </table:table-cell>
          <table:table-cell table:style-name="ce124" table:formula="of:=AVERAGE([.M20];[.Q20];[.U20];[.Y20])" office:value-type="float" office:value="0.2" calcext:value-type="float">
            <text:p>0.2</text:p>
          </table:table-cell>
          <table:table-cell table:style-name="ce124" table:formula="of:=AVERAGE([.N20];[.R20];[.V20];[.Z20])" office:value-type="float" office:value="0.1" calcext:value-type="float">
            <text:p>0.1</text:p>
          </table:table-cell>
          <table:table-cell table:number-columns-repeated="2"/>
          <table:table-cell office:value-type="float" office:value="19.63" calcext:value-type="float">
            <text:p>19.6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63" calcext:value-type="float">
            <text:p>19.6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63" calcext:value-type="float">
            <text:p>19.6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63" calcext:value-type="float">
            <text:p>19.6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float" office:value="16" calcext:value-type="float">
            <text:p>16</text:p>
          </table:table-cell>
          <table:table-cell table:style-name="ce124" table:formula="of:=AVERAGE([.L21];[.P21];[.T21];[.X21])" office:value-type="float" office:value="35.74" calcext:value-type="float">
            <text:p>35.74</text:p>
          </table:table-cell>
          <table:table-cell table:style-name="ce124" table:formula="of:=AVERAGE([.M21];[.Q21];[.U21];[.Y21])" office:value-type="float" office:value="0.2" calcext:value-type="float">
            <text:p>0.2</text:p>
          </table:table-cell>
          <table:table-cell table:style-name="ce124" table:formula="of:=AVERAGE([.N21];[.R21];[.V21];[.Z21])" office:value-type="float" office:value="0.1" calcext:value-type="float">
            <text:p>0.1</text:p>
          </table:table-cell>
          <table:table-cell table:number-columns-repeated="2"/>
          <table:table-cell office:value-type="float" office:value="24.9" calcext:value-type="float">
            <text:p>24.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16" calcext:value-type="float">
            <text:p>16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float" office:value="20" calcext:value-type="float">
            <text:p>20</text:p>
          </table:table-cell>
          <table:table-cell table:style-name="ce124" table:formula="of:=AVERAGE([.L22];[.P22];[.T22];[.X22])" office:value-type="float" office:value="330.95" calcext:value-type="float">
            <text:p>330.95</text:p>
          </table:table-cell>
          <table:table-cell table:style-name="ce124" table:formula="of:=AVERAGE([.M22];[.Q22];[.U22];[.Y22])" office:value-type="float" office:value="0.2" calcext:value-type="float">
            <text:p>0.2</text:p>
          </table:table-cell>
          <table:table-cell table:style-name="ce124" table:formula="of:=AVERAGE([.N22];[.R22];[.V22];[.Z22])" office:value-type="float" office:value="0.1" calcext:value-type="float">
            <text:p>0.1</text:p>
          </table:table-cell>
          <table:table-cell table:number-columns-repeated="2"/>
          <table:table-cell office:value-type="float" office:value="35.74" calcext:value-type="float">
            <text:p>35.7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5.74" calcext:value-type="float">
            <text:p>35.7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5.74" calcext:value-type="float">
            <text:p>35.7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5.74" calcext:value-type="float">
            <text:p>35.7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24" office:value-type="float" office:value="17" calcext:value-type="float">
            <text:p>17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6" office:value-type="float" office:value="22" calcext:value-type="float">
            <text:p>22</text:p>
          </table:table-cell>
          <table:table-cell table:style-name="ce124" table:formula="of:=AVERAGE([.L23];[.P23];[.T23];[.X23])" office:value-type="float" office:value="829.52" calcext:value-type="float">
            <text:p>829.52</text:p>
          </table:table-cell>
          <table:table-cell table:style-name="ce124" table:formula="of:=AVERAGE([.M23];[.Q23];[.U23];[.Y23])" office:value-type="float" office:value="0.2" calcext:value-type="float">
            <text:p>0.2</text:p>
          </table:table-cell>
          <table:table-cell table:style-name="ce124" table:formula="of:=AVERAGE([.N23];[.R23];[.V23];[.Z23])" office:value-type="float" office:value="0.1" calcext:value-type="float">
            <text:p>0.1</text:p>
          </table:table-cell>
          <table:table-cell table:number-columns-repeated="2"/>
          <table:table-cell office:value-type="float" office:value="330.95" calcext:value-type="float">
            <text:p>330.9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30.95" calcext:value-type="float">
            <text:p>330.9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30.95" calcext:value-type="float">
            <text:p>330.9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30.95" calcext:value-type="float">
            <text:p>330.9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29.52" calcext:value-type="float">
            <text:p>829.5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29.52" calcext:value-type="float">
            <text:p>829.5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29.52" calcext:value-type="float">
            <text:p>829.5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29.52" calcext:value-type="float">
            <text:p>829.5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---------------------------------------------------------------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11"/>
          <table:table-cell office:value-type="float" office:value="2863.67" calcext:value-type="float">
            <text:p>2863.67</text:p>
          </table:table-cell>
          <table:table-cell office:value-type="float" office:value="1030.29" calcext:value-type="float">
            <text:p>1030.29</text:p>
          </table:table-cell>
          <table:table-cell office:value-type="float" office:value="73.42" calcext:value-type="float">
            <text:p>73.42</text:p>
          </table:table-cell>
          <table:table-cell office:value-type="float" office:value="33.46" calcext:value-type="float">
            <text:p>33.46</text:p>
          </table:table-cell>
          <table:table-cell office:value-type="float" office:value="27.47" calcext:value-type="float">
            <text:p>27.47</text:p>
          </table:table-cell>
          <table:table-cell office:value-type="float" office:value="59.36" calcext:value-type="float">
            <text:p>59.36</text:p>
          </table:table-cell>
          <table:table-cell office:value-type="float" office:value="74.83" calcext:value-type="float">
            <text:p>74.83</text:p>
          </table:table-cell>
          <table:table-cell office:value-type="float" office:value="61.84" calcext:value-type="float">
            <text:p>61.84</text:p>
          </table:table-cell>
          <table:table-cell office:value-type="float" office:value="74.48" calcext:value-type="float">
            <text:p>74.48</text:p>
          </table:table-cell>
          <table:table-cell office:value-type="float" office:value="65.02" calcext:value-type="float">
            <text:p>65.02</text:p>
          </table:table-cell>
          <table:table-cell office:value-type="float" office:value="58.41" calcext:value-type="float">
            <text:p>58.41</text:p>
          </table:table-cell>
          <table:table-cell office:value-type="float" office:value="19.11" calcext:value-type="float">
            <text:p>19.11</text:p>
          </table:table-cell>
          <table:table-cell office:value-type="float" office:value="24.68" calcext:value-type="float">
            <text:p>24.68</text:p>
          </table:table-cell>
          <table:table-cell office:value-type="float" office:value="32.35" calcext:value-type="float">
            <text:p>32.35</text:p>
          </table:table-cell>
          <table:table-cell office:value-type="float" office:value="201.69" calcext:value-type="float">
            <text:p>201.69</text:p>
          </table:table-cell>
          <table:table-cell office:value-type="float" office:value="895.5" calcext:value-type="float">
            <text:p>895.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table:number-columns-repeated="7" office:value-type="float" office:value="0.1" calcext:value-type="float">
            <text:p>0.1</text:p>
          </table:table-cell>
          <table:table-cell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1"/>
          <table:table-cell office:value-type="float" office:value="2830.56" calcext:value-type="float">
            <text:p>2830.56</text:p>
          </table:table-cell>
          <table:table-cell office:value-type="float" office:value="1070.16" calcext:value-type="float">
            <text:p>1070.16</text:p>
          </table:table-cell>
          <table:table-cell office:value-type="float" office:value="52.06" calcext:value-type="float">
            <text:p>52.06</text:p>
          </table:table-cell>
          <table:table-cell office:value-type="float" office:value="34.1" calcext:value-type="float">
            <text:p>34.1</text:p>
          </table:table-cell>
          <table:table-cell office:value-type="float" office:value="29.8" calcext:value-type="float">
            <text:p>29.8</text:p>
          </table:table-cell>
          <table:table-cell office:value-type="float" office:value="60.56" calcext:value-type="float">
            <text:p>60.56</text:p>
          </table:table-cell>
          <table:table-cell office:value-type="float" office:value="54.38" calcext:value-type="float">
            <text:p>54.38</text:p>
          </table:table-cell>
          <table:table-cell office:value-type="float" office:value="65" calcext:value-type="float">
            <text:p>65</text:p>
          </table:table-cell>
          <table:table-cell office:value-type="float" office:value="73.68" calcext:value-type="float">
            <text:p>73.68</text:p>
          </table:table-cell>
          <table:table-cell office:value-type="float" office:value="57.56" calcext:value-type="float">
            <text:p>57.56</text:p>
          </table:table-cell>
          <table:table-cell office:value-type="float" office:value="61.62" calcext:value-type="float">
            <text:p>61.62</text:p>
          </table:table-cell>
          <table:table-cell office:value-type="float" office:value="56.25" calcext:value-type="float">
            <text:p>56.25</text:p>
          </table:table-cell>
          <table:table-cell office:value-type="float" office:value="19.63" calcext:value-type="float">
            <text:p>19.63</text:p>
          </table:table-cell>
          <table:table-cell office:value-type="float" office:value="24.9" calcext:value-type="float">
            <text:p>24.9</text:p>
          </table:table-cell>
          <table:table-cell office:value-type="float" office:value="35.74" calcext:value-type="float">
            <text:p>35.74</text:p>
          </table:table-cell>
          <table:table-cell office:value-type="float" office:value="330.95" calcext:value-type="float">
            <text:p>330.95</text:p>
          </table:table-cell>
          <table:table-cell office:value-type="float" office:value="829.52" calcext:value-type="float">
            <text:p>829.52</text:p>
          </table:table-cell>
        </table:table-row>
        <table:table-row table:style-name="ro1">
          <table:table-cell table:number-columns-repeated="11"/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table:number-columns-repeated="8" office:value-type="float" office:value="0.2" calcext:value-type="float">
            <text:p>0.2</text:p>
          </table:table-cell>
        </table:table-row>
        <table:table-row table:style-name="ro1">
          <table:table-cell table:number-columns-repeated="11"/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 table:number-rows-repeated="12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ylo Antolyk</meta:initial-creator>
    <meta:creation-date>2015-06-05T18:19:34</meta:creation-date>
    <dc:date>2023-12-29T02:18:23.939743801</dc:date>
    <meta:generator>LibreOffice/7.3.7.2$Linux_X86_64 LibreOffice_project/30$Build-2</meta:generator>
    <meta:editing-duration>PT3H16M41S</meta:editing-duration>
    <meta:editing-cycles>2</meta:editing-cycles>
    <meta:document-statistic meta:table-count="4" meta:cell-count="2237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uk" fo:country="UA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uk" fo:country="UA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uk" fo:country="UA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248cm" svg:height="10.648cm" xlink:href=".." xlink:type="simple" chart:class="chart:line" chart:style-name="ch1">
        <chart:title svg:x="4.274cm" svg:y="0.347cm" chart:style-name="ch2">
          <text:p>Графік залежності середнього часу обробки запиту в системі від часу моделювання при стандартних значеннях</text:p>
        </chart:title>
        <chart:legend chart:legend-position="bottom" svg:x="12.46cm" svg:y="10.076cm" style:legend-expansion="wide" chart:style-name="ch3"/>
        <chart:plot-area chart:style-name="ch4" table:cell-range-address="Лист1.E2:Лист1.G199" chart:data-source-has-labels="both" svg:x="2.498cm" svg:y="2.02cm" svg:width="29.106cm" svg:height="6.63cm">
          <chart:coordinate-region svg:x="3.34cm" svg:y="2.206cm" svg:width="28.264cm" svg:height="5.974cm"/>
          <chart:axis chart:dimension="x" chart:name="primary-x" chart:style-name="ch5" chartooo:axis-type="auto">
            <chartooo:date-scale/>
            <chart:title svg:x="16.669cm" svg:y="8.863cm" chart:style-name="ch6">
              <text:p>Час</text:p>
            </chart:title>
            <chart:categories table:cell-range-address="Лист1.E3:Лист1.E199"/>
          </chart:axis>
          <chart:axis chart:dimension="y" chart:name="primary-y" chart:style-name="ch7">
            <chart:title svg:x="0.451cm" svg:y="9.13cm" chart:style-name="ch8">
              <text:p>Середнє значення часу обробки запиту в системі
</text:p>
            </chart:title>
            <chart:grid chart:style-name="ch9" chart:class="major"/>
          </chart:axis>
          <chart:series chart:style-name="ch10" chart:values-cell-range-address="Лист1.F3:Лист1.F199" chart:label-cell-address="Лист1.F2:Лист1.F2" chart:class="chart:line">
            <chart:data-point chart:repeated="197"/>
          </chart:series>
          <chart:series chart:style-name="ch11" chart:values-cell-range-address="Лист1.G3:Лист1.G199" chart:label-cell-address="Лист1.G2:Лист1.G2" chart:class="chart:line">
            <chart:data-point chart:repeated="1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ший прогон</text:p>
                <draw:g>
                  <svg:desc>Лист1.F2:Лист1.F2</svg:desc>
                </draw:g>
              </table:table-cell>
              <table:table-cell office:value-type="string">
                <text:p>Другий прогон</text:p>
                <draw:g>
                  <svg:desc>Лист1.G2:Лист1.G2</svg:desc>
                </draw:g>
              </table:table-cell>
            </table:table-row>
          </table:table-header-rows>
          <table:table-rows>
            <table:table-row>
              <table:table-cell office:value-type="float" office:value="1500">
                <text:p>1500</text:p>
                <draw:g>
                  <svg:desc>Лист1.E3:Лист1.E199</svg:desc>
                </draw:g>
              </table:table-cell>
              <table:table-cell office:value-type="float" office:value="22.09">
                <text:p>22.09</text:p>
                <draw:g>
                  <svg:desc>Лист1.F3:Лист1.F199</svg:desc>
                </draw:g>
              </table:table-cell>
              <table:table-cell office:value-type="float" office:value="22.58">
                <text:p>22.58</text:p>
                <draw:g>
                  <svg:desc>Лист1.G3:Лист1.G19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.98">
                <text:p>21.98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1.99">
                <text:p>21.99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2.16">
                <text:p>22.1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2.24">
                <text:p>22.24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.33">
                <text:p>22.33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2.41">
                <text:p>22.41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48">
                <text:p>22.48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2.41">
                <text:p>22.41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.41">
                <text:p>22.41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2.38">
                <text:p>22.3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2.39">
                <text:p>22.3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2.38">
                <text:p>22.38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2.43">
                <text:p>22.43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2.43">
                <text:p>22.4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.47">
                <text:p>22.4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2.46">
                <text:p>22.4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45">
                <text:p>22.4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22.45">
                <text:p>22.45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2.45">
                <text:p>22.45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2.47">
                <text:p>22.47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2.49">
                <text:p>22.49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2.46">
                <text:p>22.46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2.48">
                <text:p>22.48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2.51">
                <text:p>22.51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.49">
                <text:p>22.4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2.49">
                <text:p>22.4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.5">
                <text:p>22.5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2.48">
                <text:p>22.48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2.51">
                <text:p>22.51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2.49">
                <text:p>22.4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2.48">
                <text:p>22.48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2.5">
                <text:p>22.5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2.5">
                <text:p>22.5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2.51">
                <text:p>22.51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2.52">
                <text:p>22.52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2.53">
                <text:p>22.53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.53">
                <text:p>22.53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2.54">
                <text:p>22.54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2.53">
                <text:p>22.5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2.53">
                <text:p>22.53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.53">
                <text:p>22.5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2.53">
                <text:p>22.5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2.54">
                <text:p>22.54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22.55">
                <text:p>22.5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2.55">
                <text:p>22.55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2.56">
                <text:p>22.56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2.55">
                <text:p>22.5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2.56">
                <text:p>22.56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2.57">
                <text:p>22.57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22.59">
                <text:p>22.59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2.58">
                <text:p>22.58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22.59">
                <text:p>22.5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2.59">
                <text:p>22.59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2.6">
                <text:p>22.6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2.59">
                <text:p>22.5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2.59">
                <text:p>22.5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2.59">
                <text:p>22.59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22.6">
                <text:p>22.6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2.59">
                <text:p>22.59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22.6">
                <text:p>22.6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2.59">
                <text:p>22.5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22.58">
                <text:p>22.5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2.59">
                <text:p>22.59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22.6">
                <text:p>22.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2.59">
                <text:p>22.59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22.6">
                <text:p>22.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22.59">
                <text:p>22.5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2.59">
                <text:p>22.5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2.6">
                <text:p>22.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22.59">
                <text:p>22.5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2.58">
                <text:p>22.5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22.57">
                <text:p>22.5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2.56">
                <text:p>22.5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22.55">
                <text:p>22.5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2.55">
                <text:p>22.5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22.56">
                <text:p>22.5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2.56">
                <text:p>22.5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22.56">
                <text:p>22.5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2.56">
                <text:p>22.5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2.56">
                <text:p>22.5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2.57">
                <text:p>22.5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2.57">
                <text:p>22.57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2.58">
                <text:p>22.5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22.58">
                <text:p>22.5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2.58">
                <text:p>22.58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22.58">
                <text:p>22.58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2.59">
                <text:p>22.59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22.6">
                <text:p>22.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2.6">
                <text:p>22.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22.6">
                <text:p>22.6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2.6">
                <text:p>22.6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22.61">
                <text:p>22.6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2.62">
                <text:p>22.62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2.62">
                <text:p>22.62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2.6">
                <text:p>22.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2.6">
                <text:p>22.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22.59">
                <text:p>22.59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22.61">
                <text:p>22.6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2.6">
                <text:p>22.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22.61">
                <text:p>22.6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22.59">
                <text:p>22.5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22.59">
                <text:p>22.5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22.59">
                <text:p>22.5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uk" fo:country="UA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uk" fo:country="UA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uk" fo:country="UA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093cm" svg:height="9.711cm" xlink:href=".." xlink:type="simple" chart:class="chart:line" chart:style-name="ch1">
        <chart:title svg:x="3.468cm" svg:y="0.329cm" chart:style-name="ch2">
          <text:p>Графік залежності ймовірності пропуску секції від часу моделювання при експериментальних значеннях</text:p>
        </chart:title>
        <chart:legend chart:legend-position="bottom" svg:x="13.691cm" svg:y="9.139cm" style:legend-expansion="wide" chart:style-name="ch3"/>
        <chart:plot-area chart:style-name="ch4" table:cell-range-address="Лист1.B4:Лист1.C199 Лист1.C3:Лист1.C3" chart:data-source-has-labels="row" svg:x="1.701cm" svg:y="1.984cm" svg:width="29.751cm" svg:height="5.747cm">
          <chart:coordinate-region svg:x="2.543cm" svg:y="2.17cm" svg:width="28.664cm" svg:height="5.091cm"/>
          <chart:axis chart:dimension="x" chart:name="primary-x" chart:style-name="ch5">
            <chart:title svg:x="16.194cm" svg:y="7.926cm" chart:style-name="ch6">
              <text:p>Час</text:p>
            </chart:title>
          </chart:axis>
          <chart:axis chart:dimension="y" chart:name="primary-y" chart:style-name="ch7">
            <chart:title svg:x="0.451cm" svg:y="6.443cm" chart:style-name="ch8">
              <text:p>Частота відмови</text:p>
            </chart:title>
            <chart:grid chart:style-name="ch9" chart:class="major"/>
          </chart:axis>
          <chart:series chart:style-name="ch10" chart:values-cell-range-address="Лист1.B4:Лист1.B199" chart:label-cell-address="Лист1.B6:Лист1.B6" chart:class="chart:line">
            <chart:data-point chart:repeated="196"/>
          </chart:series>
          <chart:series chart:style-name="ch11" chart:values-cell-range-address="Лист1.C4:Лист1.C199" chart:label-cell-address="Лист1.C3:Лист1.C3" chart:class="chart:line">
            <chart:data-point chart:repeated="1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1.99</text:p>
                <draw:g>
                  <svg:desc>Лист1.B6:Лист1.B6</svg:desc>
                </draw:g>
              </table:table-cell>
              <table:table-cell office:value-type="string">
                <text:p/>
                <draw:g>
                  <svg:desc>Лист1.C3:Лист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09">
                <text:p>22.09</text:p>
                <draw:g>
                  <svg:desc>Лист1.B4:Лист1.B199</svg:desc>
                </draw:g>
              </table:table-cell>
              <table:table-cell office:value-type="float" office:value="22.58">
                <text:p>22.58</text:p>
                <draw:g>
                  <svg:desc>Лист1.C4:Лист1.C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98">
                <text:p>21.98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9">
                <text:p>21.99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16">
                <text:p>22.1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24">
                <text:p>22.24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33">
                <text:p>22.33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1">
                <text:p>22.41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48">
                <text:p>22.48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41">
                <text:p>22.41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41">
                <text:p>22.41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38">
                <text:p>22.3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39">
                <text:p>22.3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38">
                <text:p>22.38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43">
                <text:p>22.43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43">
                <text:p>22.4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47">
                <text:p>22.4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46">
                <text:p>22.4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45">
                <text:p>22.4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45">
                <text:p>22.45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45">
                <text:p>22.45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47">
                <text:p>22.47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49">
                <text:p>22.49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6">
                <text:p>22.46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48">
                <text:p>22.48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51">
                <text:p>22.51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49">
                <text:p>22.4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49">
                <text:p>22.4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5">
                <text:p>22.5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8">
                <text:p>22.48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51">
                <text:p>22.51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9">
                <text:p>22.4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48">
                <text:p>22.48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">
                <text:p>22.5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5">
                <text:p>22.5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51">
                <text:p>22.51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2">
                <text:p>22.52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53">
                <text:p>22.53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53">
                <text:p>22.53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54">
                <text:p>22.54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53">
                <text:p>22.5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53">
                <text:p>22.53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53">
                <text:p>22.5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53">
                <text:p>22.53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54">
                <text:p>22.54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5">
                <text:p>22.5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5">
                <text:p>22.55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6">
                <text:p>22.56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5">
                <text:p>22.5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56">
                <text:p>22.56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57">
                <text:p>22.57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59">
                <text:p>22.59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58">
                <text:p>22.58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59">
                <text:p>22.5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59">
                <text:p>22.59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6">
                <text:p>22.6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59">
                <text:p>22.5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59">
                <text:p>22.5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59">
                <text:p>22.59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6">
                <text:p>22.6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59">
                <text:p>22.59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6">
                <text:p>22.6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59">
                <text:p>22.5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58">
                <text:p>22.5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59">
                <text:p>22.59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6">
                <text:p>22.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59">
                <text:p>22.59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6">
                <text:p>22.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59">
                <text:p>22.5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9">
                <text:p>22.5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59">
                <text:p>22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6">
                <text:p>22.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59">
                <text:p>22.5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58">
                <text:p>22.5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57">
                <text:p>22.5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56">
                <text:p>22.5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55">
                <text:p>22.5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55">
                <text:p>22.5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56">
                <text:p>22.5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56">
                <text:p>22.5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56">
                <text:p>22.5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56">
                <text:p>22.5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56">
                <text:p>22.56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57">
                <text:p>22.5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57">
                <text:p>22.57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58">
                <text:p>22.5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8">
                <text:p>22.5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58">
                <text:p>22.58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58">
                <text:p>22.58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58">
                <text:p>22.58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59">
                <text:p>22.59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.6">
                <text:p>22.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6">
                <text:p>22.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6">
                <text:p>22.6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6">
                <text:p>22.6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61">
                <text:p>22.6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62">
                <text:p>22.62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62">
                <text:p>22.62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63">
                <text:p>22.63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62">
                <text:p>22.6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6">
                <text:p>22.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6">
                <text:p>22.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.59">
                <text:p>22.59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61">
                <text:p>22.6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.6">
                <text:p>22.6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61">
                <text:p>22.6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61">
                <text:p>22.6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61">
                <text:p>22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59">
                <text:p>22.5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9">
                <text:p>22.5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59">
                <text:p>22.59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6">
                <text:p>22.6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6">
                <text:p>22.6</text:p>
              </table:table-cell>
              <table:table-cell office:value-type="float" office:value="22.67">
                <text:p>22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